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34EC00001C1EBC55139A6BD71F98.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automatic-styles>
    <style:style style:name="Tableau33" style:family="table">
      <style:table-properties style:width="6.722cm" fo:margin-left="9.303cm" table:align="left" style:writing-mode="lr-tb"/>
    </style:style>
    <style:style style:name="Tableau33.A" style:family="table-column">
      <style:table-column-properties style:column-width="3.903cm"/>
    </style:style>
    <style:style style:name="Tableau33.B" style:family="table-column">
      <style:table-column-properties style:column-width="2.819cm"/>
    </style:style>
    <style:style style:name="Tableau33.1" style:family="table-row">
      <style:table-row-properties fo:keep-together="auto"/>
    </style:style>
    <style:style style:name="Tableau33.A1" style:family="table-cell">
      <style:table-cell-properties style:vertical-align="top" fo:background-color="#000080" fo:padding="0.097cm" fo:border-left="0.1pt solid #000080" fo:border-right="none" fo:border-top="0.1pt solid #000080" fo:border-bottom="0.1pt solid #000080" style:writing-mode="lr-tb">
        <style:background-image/>
      </style:table-cell-properties>
    </style:style>
    <style:style style:name="Tableau33.B1" style:family="table-cell">
      <style:table-cell-properties style:vertical-align="top" fo:background-color="#000080" fo:padding="0.097cm" fo:border="0.1pt solid #000080" style:writing-mode="lr-tb">
        <style:background-image/>
      </style:table-cell-properties>
    </style:style>
    <style:style style:name="Tableau33.A2" style:family="table-cell" style:data-style-name="N36">
      <style:table-cell-properties style:vertical-align="top" fo:padding="0.097cm" fo:border-left="0.1pt solid #000080" fo:border-right="none" fo:border-top="none" fo:border-bottom="0.1pt solid #000000" style:writing-mode="lr-tb"/>
    </style:style>
    <style:style style:name="Tableau33.B2" style:family="table-cell">
      <style:table-cell-properties style:vertical-align="top" fo:padding="0.097cm" fo:border-left="0.1pt solid #000080" fo:border-right="0.1pt solid #000080" fo:border-top="none" fo:border-bottom="0.1pt solid #000000" style:writing-mode="lr-tb"/>
    </style:style>
    <style:style style:name="Tableau34" style:family="table">
      <style:table-properties style:width="17.006cm" fo:margin-left="0cm" table:align="left" style:writing-mode="lr-tb"/>
    </style:style>
    <style:style style:name="Tableau34.A" style:family="table-column">
      <style:table-column-properties style:column-width="3.704cm"/>
    </style:style>
    <style:style style:name="Tableau34.B" style:family="table-column">
      <style:table-column-properties style:column-width="3.717cm"/>
    </style:style>
    <style:style style:name="Tableau34.C" style:family="table-column">
      <style:table-column-properties style:column-width="4.819cm"/>
    </style:style>
    <style:style style:name="Tableau34.D" style:family="table-column">
      <style:table-column-properties style:column-width="4.766cm"/>
    </style:style>
    <style:style style:name="Tableau34.1" style:family="table-row">
      <style:table-row-properties fo:keep-together="auto"/>
    </style:style>
    <style:style style:name="Tableau34.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4.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4.2" style:family="table-row">
      <style:table-row-properties style:min-row-height="0.471cm" fo:keep-together="auto"/>
    </style:style>
    <style:style style:name="Tableau34.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4.D2" style:family="table-cell" style:data-style-name="N36">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4.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4.D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5" style:family="table">
      <style:table-properties style:width="16.007cm" fo:margin-left="0cm" table:align="left" style:writing-mode="lr-tb"/>
    </style:style>
    <style:style style:name="Tableau35.A" style:family="table-column">
      <style:table-column-properties style:column-width="2.083cm"/>
    </style:style>
    <style:style style:name="Tableau35.B" style:family="table-column">
      <style:table-column-properties style:column-width="2.812cm"/>
    </style:style>
    <style:style style:name="Tableau35.C" style:family="table-column">
      <style:table-column-properties style:column-width="3.113cm"/>
    </style:style>
    <style:style style:name="Tableau35.D" style:family="table-column">
      <style:table-column-properties style:column-width="7.999cm"/>
    </style:style>
    <style:style style:name="Tableau35.1" style:family="table-row">
      <style:table-row-properties fo:keep-together="auto"/>
    </style:style>
    <style:style style:name="Tableau35.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5.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5.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2"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D3" style:family="table-cell">
      <style:table-cell-properties style:vertical-align="top" fo:padding-left="0.206cm" fo:padding-right="0.191cm" fo:padding-top="0cm" fo:padding-bottom="0cm" fo:border="1pt solid #c0c0c0" style:writing-mode="lr-tb"/>
    </style:style>
    <style:style style:name="Tableau35.D4"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6" style:family="table">
      <style:table-properties style:width="15.917cm" fo:margin-left="0.095cm" fo:break-before="auto" fo:break-after="auto" table:align="left" fo:background-color="transparent" fo:keep-with-next="auto" style:may-break-between-rows="true" style:writing-mode="lr-tb">
        <style:background-image/>
      </style:table-properties>
    </style:style>
    <style:style style:name="Tableau36.A" style:family="table-column">
      <style:table-column-properties style:column-width="7.006cm"/>
    </style:style>
    <style:style style:name="Tableau36.B" style:family="table-column">
      <style:table-column-properties style:column-width="2.413cm"/>
    </style:style>
    <style:style style:name="Tableau36.C" style:family="table-column">
      <style:table-column-properties style:column-width="6.498cm"/>
    </style:style>
    <style:style style:name="Tableau36.1" style:family="table-row">
      <style:table-row-properties fo:keep-together="auto"/>
    </style:style>
    <style:style style:name="Tableau36.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6.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6.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6.2" style:family="table-row">
      <style:table-row-properties fo:background-color="transparent" fo:keep-together="auto">
        <style:background-image/>
      </style:table-row-properties>
    </style:style>
    <style:style style:name="Tableau36.A2"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36.C2"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6.A3"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6.C3"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Contents_20_1">
      <style:paragraph-properties>
        <style:tab-stops>
          <style:tab-stop style:position="16.002cm" style:type="right" style:leader-style="dotted" style:leader-text="."/>
        </style:tab-stops>
      </style:paragraph-properties>
    </style:style>
    <style:style style:name="P4" style:family="paragraph" style:parent-style-name="Text_20_body">
      <style:text-properties officeooo:rsid="024b43b2" officeooo:paragraph-rsid="024b43b2" fo:background-color="transparent"/>
    </style:style>
    <style:style style:name="P5" style:family="paragraph" style:parent-style-name="Text_20_body">
      <style:text-properties officeooo:rsid="0255ce6d" officeooo:paragraph-rsid="0255ce6d" fo:background-color="transparent"/>
    </style:style>
    <style:style style:name="P6" style:family="paragraph" style:parent-style-name="Text_20_body">
      <style:text-properties officeooo:paragraph-rsid="024bea81" fo:background-color="transparent"/>
    </style:style>
    <style:style style:name="P7" style:family="paragraph" style:parent-style-name="Text_20_body">
      <style:text-properties officeooo:paragraph-rsid="00553e83" fo:background-color="transparent"/>
    </style:style>
    <style:style style:name="P8" style:family="paragraph" style:parent-style-name="Text_20_body">
      <style:text-properties officeooo:rsid="000f1013" fo:background-color="transparent"/>
    </style:style>
    <style:style style:name="P9" style:family="paragraph" style:parent-style-name="Text_20_body">
      <style:text-properties officeooo:rsid="000f1013" officeooo:paragraph-rsid="00553e83" fo:background-color="transparent"/>
    </style:style>
    <style:style style:name="P10" style:family="paragraph" style:parent-style-name="Text_20_body">
      <style:text-properties officeooo:paragraph-rsid="024bb839" fo:background-color="transparent"/>
    </style:style>
    <style:style style:name="P11" style:family="paragraph" style:parent-style-name="Text_20_body">
      <style:paragraph-properties fo:text-align="justify" style:justify-single-word="false"/>
      <style:text-properties officeooo:rsid="024bb839" officeooo:paragraph-rsid="024f5953" fo:background-color="transparent"/>
    </style:style>
    <style:style style:name="P12" style:family="paragraph" style:parent-style-name="Text_20_body">
      <style:paragraph-properties fo:text-align="justify" style:justify-single-word="false"/>
      <style:text-properties officeooo:rsid="0124f345" officeooo:paragraph-rsid="0216aa0a" fo:background-color="transparent"/>
    </style:style>
    <style:style style:name="P13" style:family="paragraph" style:parent-style-name="Text_20_body">
      <style:paragraph-properties fo:text-align="justify" style:justify-single-word="false"/>
      <style:text-properties officeooo:paragraph-rsid="01ddbcb9" fo:background-color="transparent"/>
    </style:style>
    <style:style style:name="P14" style:family="paragraph" style:parent-style-name="Text_20_body">
      <style:paragraph-properties fo:text-align="justify" style:justify-single-word="false"/>
      <style:text-properties officeooo:rsid="024f5953" officeooo:paragraph-rsid="024f5953"/>
    </style:style>
    <style:style style:name="P15" style:family="paragraph" style:parent-style-name="Text_20_body">
      <style:paragraph-properties fo:text-align="justify" style:justify-single-word="false"/>
      <style:text-properties officeooo:rsid="024f5953" officeooo:paragraph-rsid="025262c3"/>
    </style:style>
    <style:style style:name="P16" style:family="paragraph" style:parent-style-name="Text_20_body">
      <style:paragraph-properties fo:text-align="center" style:justify-single-word="false"/>
      <style:text-properties style:font-name="Liberation Serif" officeooo:paragraph-rsid="004e49a0" fo:background-color="transparent"/>
    </style:style>
    <style:style style:name="P17" style:family="paragraph" style:parent-style-name="Text_20_body">
      <style:paragraph-properties fo:margin-left="0cm" fo:margin-right="0cm" fo:text-indent="0cm" style:auto-text-indent="false"/>
      <style:text-properties officeooo:rsid="024c18a8" officeooo:paragraph-rsid="024c18a8" fo:background-color="transparent"/>
    </style:style>
    <style:style style:name="P18" style:family="paragraph" style:parent-style-name="Text_20_body">
      <style:paragraph-properties fo:margin-left="0cm" fo:margin-right="0cm" fo:text-align="justify" style:justify-single-word="false" fo:text-indent="0cm" style:auto-text-indent="false"/>
      <style:text-properties officeooo:rsid="02520ad2" officeooo:paragraph-rsid="02520ad2"/>
    </style:style>
    <style:style style:name="P19" style:family="paragraph" style:parent-style-name="Text_20_body">
      <style:paragraph-properties fo:margin-left="0cm" fo:margin-right="0cm" fo:text-align="justify" style:justify-single-word="false" fo:text-indent="0cm" style:auto-text-indent="false"/>
      <style:text-properties officeooo:rsid="024f5953" officeooo:paragraph-rsid="024f5953"/>
    </style:style>
    <style:style style:name="P20" style:family="paragraph" style:parent-style-name="Standard">
      <style:paragraph-properties fo:margin-left="0cm" fo:margin-right="0cm" fo:text-align="justify" style:justify-single-word="false" fo:text-indent="0cm" style:auto-text-indent="false"/>
      <style:text-properties style:font-name="Liberation Serif" officeooo:paragraph-rsid="004e49a0" fo:background-color="transparent"/>
    </style:style>
    <style:style style:name="P21" style:family="paragraph" style:parent-style-name="Standard">
      <style:paragraph-properties fo:text-align="justify" style:justify-single-word="false"/>
      <style:text-properties officeooo:rsid="024ee2ff" officeooo:paragraph-rsid="024ee2ff"/>
    </style:style>
    <style:style style:name="P22" style:family="paragraph" style:parent-style-name="Standard">
      <style:paragraph-properties fo:text-align="justify" style:justify-single-word="false"/>
      <style:text-properties officeooo:rsid="025262c3" officeooo:paragraph-rsid="025262c3" fo:background-color="transparent"/>
    </style:style>
    <style:style style:name="P23" style:family="paragraph" style:parent-style-name="Standard">
      <style:paragraph-properties fo:text-align="justify" style:justify-single-word="false"/>
      <style:text-properties officeooo:rsid="025262c3" officeooo:paragraph-rsid="02542b95" fo:background-color="transparent"/>
    </style:style>
    <style:style style:name="P24" style:family="paragraph" style:parent-style-name="Standard">
      <style:paragraph-properties fo:text-align="justify" style:justify-single-word="false"/>
      <style:text-properties officeooo:rsid="02542b95" officeooo:paragraph-rsid="02542b95" fo:background-color="transparent"/>
    </style:style>
    <style:style style:name="P25" style:family="paragraph" style:parent-style-name="Standard">
      <style:paragraph-properties style:snap-to-layout-grid="false"/>
      <style:text-properties officeooo:paragraph-rsid="00cc03ed" fo:background-color="transparent"/>
    </style:style>
    <style:style style:name="P26" style:family="paragraph" style:parent-style-name="Standard">
      <style:text-properties officeooo:rsid="0057325d" officeooo:paragraph-rsid="024bb839" fo:background-color="transparent"/>
    </style:style>
    <style:style style:name="P27" style:family="paragraph" style:parent-style-name="Standard">
      <style:text-properties officeooo:rsid="0057325d" officeooo:paragraph-rsid="024bea81" fo:background-color="transparent"/>
    </style:style>
    <style:style style:name="P28" style:family="paragraph" style:parent-style-name="Standard">
      <style:text-properties officeooo:rsid="024bea81" officeooo:paragraph-rsid="024bea81" fo:background-color="transparent"/>
    </style:style>
    <style:style style:name="P29" style:family="paragraph" style:parent-style-name="Standard">
      <style:paragraph-properties fo:text-align="justify" style:justify-single-word="false"/>
      <style:text-properties officeooo:rsid="024bb839" officeooo:paragraph-rsid="012c0080" fo:background-color="transparent"/>
    </style:style>
    <style:style style:name="P30" style:family="paragraph" style:parent-style-name="Standard">
      <style:paragraph-properties fo:text-align="justify" style:justify-single-word="false"/>
      <style:text-properties officeooo:rsid="024bb839" officeooo:paragraph-rsid="024bb839" fo:background-color="transparent"/>
    </style:style>
    <style:style style:name="P31" style:family="paragraph" style:parent-style-name="Standard">
      <style:paragraph-properties fo:text-align="justify" style:justify-single-word="false"/>
      <style:text-properties officeooo:rsid="024e9e37" officeooo:paragraph-rsid="024de911" fo:background-color="transparent"/>
    </style:style>
    <style:style style:name="P32" style:family="paragraph" style:parent-style-name="Standard">
      <style:paragraph-properties fo:text-align="justify" style:justify-single-word="false"/>
      <style:text-properties officeooo:rsid="024e9e37" officeooo:paragraph-rsid="024ee2ff" fo:background-color="transparent"/>
    </style:style>
    <style:style style:name="P33" style:family="paragraph" style:parent-style-name="Standard">
      <style:paragraph-properties fo:text-align="justify" style:justify-single-word="false"/>
      <style:text-properties officeooo:rsid="0255ce6d" officeooo:paragraph-rsid="0255ce6d" fo:background-color="transparent"/>
    </style:style>
    <style:style style:name="P34" style:family="paragraph" style:parent-style-name="Standard">
      <style:paragraph-properties fo:text-align="justify" style:justify-single-word="false"/>
      <style:text-properties officeooo:rsid="0255ce6d" officeooo:paragraph-rsid="02542b95" fo:background-color="transparent"/>
    </style:style>
    <style:style style:name="P35" style:family="paragraph" style:parent-style-name="Standard">
      <style:paragraph-properties fo:text-align="justify" style:justify-single-word="false"/>
      <style:text-properties officeooo:rsid="0255ce6d" officeooo:paragraph-rsid="025262c3" fo:background-color="transparent"/>
    </style:style>
    <style:style style:name="P36" style:family="paragraph" style:parent-style-name="Standard">
      <style:paragraph-properties fo:text-align="justify" style:justify-single-word="false"/>
      <style:text-properties officeooo:paragraph-rsid="024de911" fo:background-color="transparent"/>
    </style:style>
    <style:style style:name="P37" style:family="paragraph" style:parent-style-name="Standard">
      <style:paragraph-properties fo:text-align="justify" style:justify-single-word="false"/>
      <style:text-properties officeooo:rsid="024ed744" officeooo:paragraph-rsid="024ee2ff"/>
    </style:style>
    <style:style style:name="P38" style:family="paragraph" style:parent-style-name="Standard">
      <style:paragraph-properties fo:text-align="justify" style:justify-single-word="false"/>
      <style:text-properties officeooo:rsid="025262c3" officeooo:paragraph-rsid="025262c3"/>
    </style:style>
    <style:style style:name="P39" style:family="paragraph" style:parent-style-name="Standard">
      <style:paragraph-properties fo:text-align="justify" style:justify-single-word="false"/>
      <style:text-properties officeooo:rsid="025262c3" officeooo:paragraph-rsid="0253eb60"/>
    </style:style>
    <style:style style:name="P40" style:family="paragraph" style:parent-style-name="Standard">
      <style:paragraph-properties fo:text-align="justify" style:justify-single-word="false"/>
      <style:text-properties officeooo:paragraph-rsid="02542b95"/>
    </style:style>
    <style:style style:name="P41" style:family="paragraph" style:parent-style-name="Standard">
      <style:paragraph-properties fo:text-align="justify" style:justify-single-word="false"/>
      <style:text-properties officeooo:rsid="02542b95" officeooo:paragraph-rsid="02542b95"/>
    </style:style>
    <style:style style:name="P42"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091a6c3" officeooo:paragraph-rsid="004e49a0" style:letter-kerning="true"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43" style:family="paragraph" style:parent-style-name="Standard">
      <style:paragraph-properties style:snap-to-layout-grid="false"/>
      <style:text-properties style:use-window-font-color="true" style:font-name="Liberation Serif" fo:font-size="12pt" fo:language="fr" fo:country="FR" fo:font-weight="bold" officeooo:rsid="024b43b2" officeooo:paragraph-rsid="024b43b2"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44" style:family="paragraph" style:parent-style-name="Standard">
      <style:paragraph-properties style:snap-to-layout-grid="false"/>
      <style:text-properties style:use-window-font-color="true" style:font-name="Liberation Serif" fo:font-size="12pt" fo:language="fr" fo:country="FR" officeooo:rsid="011828af"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45" style:family="paragraph" style:parent-style-name="Standard">
      <style:paragraph-properties style:snap-to-layout-grid="false"/>
      <style:text-properties style:use-window-font-color="true" style:font-name="Liberation Serif" fo:font-size="12pt" fo:language="fr" fo:country="FR" officeooo:rsid="011b3334"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46" style:family="paragraph" style:parent-style-name="Standard">
      <style:paragraph-properties style:snap-to-layout-grid="false"/>
      <style:text-properties style:use-window-font-color="true" style:font-name="Liberation Serif" fo:font-size="12pt" fo:language="fr" fo:country="FR" officeooo:rsid="00cc03ed" officeooo:paragraph-rsid="00cc03ed" fo:background-color="transparent" style:font-name-asian="Times New Roman" style:font-size-asian="12pt" style:language-asian="zh" style:country-asian="CN" style:font-name-complex="Times New Roman" style:font-size-complex="12pt" style:language-complex="ar" style:country-complex="SA"/>
    </style:style>
    <style:style style:name="P47" style:family="paragraph" style:parent-style-name="Standard">
      <style:paragraph-properties style:snap-to-layout-grid="false"/>
      <style:text-properties style:use-window-font-color="true" style:font-name="Liberation Serif" fo:font-size="12pt" fo:language="fr" fo:country="FR"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48" style:family="paragraph" style:parent-style-name="Standard">
      <style:paragraph-properties style:snap-to-layout-grid="false"/>
      <style:text-properties style:use-window-font-color="true" style:font-name="Liberation Serif" fo:font-size="12pt" fo:language="fr" fo:country="FR" officeooo:rsid="024b43b2" officeooo:paragraph-rsid="024b43b2" fo:background-color="transparent" style:font-name-asian="Times New Roman" style:font-size-asian="12pt" style:language-asian="zh" style:country-asian="CN" style:font-name-complex="Times New Roman" style:font-size-complex="12pt" style:language-complex="ar" style:country-complex="SA"/>
    </style:style>
    <style:style style:name="P49" style:family="paragraph" style:parent-style-name="Standard">
      <style:paragraph-properties fo:text-align="center" style:justify-single-word="false" style:snap-to-layout-grid="false"/>
      <style:text-properties style:use-window-font-color="true" style:font-name="Liberation Serif" fo:font-size="12pt" fo:language="fr" fo:country="FR"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50"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094976b"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51" style:family="paragraph" style:parent-style-name="Standard">
      <style:paragraph-properties style:snap-to-layout-grid="false"/>
      <style:text-properties style:use-window-font-color="true" style:font-name="Liberation Serif" fo:font-size="12pt" fo:language="fr" fo:country="FR" officeooo:rsid="0091a6c3"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52" style:family="paragraph" style:parent-style-name="Standard">
      <style:paragraph-properties fo:text-align="center" style:justify-single-word="false"/>
      <style:text-properties style:font-name="Liberation Serif" fo:font-size="12pt" officeooo:rsid="0050b3c5" officeooo:paragraph-rsid="0050b3c5" fo:background-color="transparent" style:font-size-asian="12pt" style:font-size-complex="12pt"/>
    </style:style>
    <style:style style:name="P53" style:family="paragraph" style:parent-style-name="Standard">
      <style:text-properties style:font-name="Liberation Serif" fo:font-size="12pt" officeooo:rsid="0020b8de" officeooo:paragraph-rsid="004e49a0" fo:background-color="transparent" style:font-size-asian="12pt" style:font-size-complex="12pt"/>
    </style:style>
    <style:style style:name="P54" style:family="paragraph" style:parent-style-name="Standard">
      <style:paragraph-properties fo:text-align="center" style:justify-single-word="false" style:snap-to-layout-grid="false"/>
      <style:text-properties style:font-name="Liberation Serif" fo:font-size="12pt" officeooo:rsid="0094976b" officeooo:paragraph-rsid="004e49a0" fo:background-color="transparent" style:font-size-asian="12pt" style:font-size-complex="12pt"/>
    </style:style>
    <style:style style:name="P55" style:family="paragraph" style:parent-style-name="Standard">
      <style:paragraph-properties style:snap-to-layout-grid="false"/>
      <style:text-properties style:font-name="Liberation Serif" fo:font-size="12pt" officeooo:rsid="00a96a25" officeooo:paragraph-rsid="004e49a0" fo:background-color="transparent" style:font-size-asian="12pt" style:font-size-complex="12pt"/>
    </style:style>
    <style:style style:name="P56" style:family="paragraph" style:parent-style-name="Standard">
      <style:paragraph-properties fo:text-align="center" style:justify-single-word="false" style:snap-to-layout-grid="false"/>
      <style:text-properties style:font-name="Liberation Serif" fo:font-size="12pt" officeooo:paragraph-rsid="004e49a0" fo:background-color="transparent" style:font-size-asian="12pt" style:font-size-complex="12pt"/>
    </style:style>
    <style:style style:name="P57" style:family="paragraph" style:parent-style-name="Standard">
      <style:paragraph-properties fo:text-align="center" style:justify-single-word="false"/>
      <style:text-properties style:font-name="Liberation Serif" fo:font-size="12pt" officeooo:rsid="024b43b2" officeooo:paragraph-rsid="024b43b2" fo:background-color="transparent" style:font-size-asian="12pt" style:font-size-complex="12pt"/>
    </style:style>
    <style:style style:name="P58" style:family="paragraph" style:parent-style-name="Standard">
      <style:paragraph-properties fo:text-align="center" style:justify-single-word="false"/>
      <style:text-properties style:font-name="Liberation Serif" fo:font-size="12pt" fo:font-weight="bold" officeooo:rsid="0020b8de" officeooo:paragraph-rsid="004e49a0" fo:background-color="transparent" style:font-size-asian="12pt" style:font-weight-asian="bold" style:font-size-complex="12pt" style:font-weight-complex="bold"/>
    </style:style>
    <style:style style:name="P59" style:family="paragraph" style:parent-style-name="Standard">
      <style:paragraph-properties fo:text-align="center" style:justify-single-word="false" style:snap-to-layout-grid="false"/>
      <style:text-properties style:font-name="Liberation Serif" fo:font-size="12pt" fo:font-weight="bold" officeooo:rsid="0091a6c3" officeooo:paragraph-rsid="004e49a0" fo:background-color="transparent" style:font-size-asian="12pt" style:font-weight-asian="bold" style:font-size-complex="12pt" style:font-weight-complex="bold"/>
    </style:style>
    <style:style style:name="P60" style:family="paragraph" style:parent-style-name="Standard">
      <style:text-properties style:font-name="Liberation Serif" officeooo:paragraph-rsid="004e49a0" fo:background-color="transparent"/>
    </style:style>
    <style:style style:name="P61" style:family="paragraph" style:parent-style-name="Standard">
      <style:paragraph-properties fo:text-align="center" style:justify-single-word="false"/>
      <style:text-properties style:font-name="Liberation Serif" officeooo:rsid="004fb808" officeooo:paragraph-rsid="004fb808" fo:background-color="transparent"/>
    </style:style>
    <style:style style:name="P62" style:family="paragraph" style:parent-style-name="Standard">
      <style:paragraph-properties fo:text-align="center" style:justify-single-word="false"/>
      <style:text-properties style:font-name="Liberation Serif" officeooo:rsid="024b43b2" officeooo:paragraph-rsid="024b43b2" fo:background-color="transparent"/>
    </style:style>
    <style:style style:name="P63" style:family="paragraph" style:parent-style-name="Standard">
      <style:paragraph-properties fo:text-align="center" style:justify-single-word="false"/>
      <style:text-properties style:font-name="Liberation Serif" fo:font-size="18pt" fo:font-style="italic" officeooo:paragraph-rsid="004e49a0" fo:background-color="transparent" style:font-size-asian="18pt" style:font-style-asian="italic" style:font-size-complex="18pt" style:font-style-complex="italic"/>
    </style:style>
    <style:style style:name="P64" style:family="paragraph" style:parent-style-name="Standard">
      <style:text-properties style:font-name="Liberation Serif" fo:font-size="24pt" fo:font-weight="bold" officeooo:paragraph-rsid="004e49a0" fo:background-color="transparent" style:font-size-asian="24pt" style:font-weight-asian="bold" style:font-name-complex="Times New Roman" style:font-size-complex="24pt" style:font-weight-complex="bold"/>
    </style:style>
    <style:style style:name="P65" style:family="paragraph" style:parent-style-name="Standard">
      <style:text-properties style:font-name="Liberation Serif" fo:font-style="italic" fo:font-weight="bold" officeooo:paragraph-rsid="004e49a0" fo:background-color="transparent" style:font-style-asian="italic" style:font-weight-asian="bold" style:font-style-complex="italic" style:font-weight-complex="bold"/>
    </style:style>
    <style:style style:name="P66" style:family="paragraph" style:parent-style-name="Standard">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67" style:family="paragraph" style:parent-style-name="Standard">
      <style:text-properties style:font-name="Liberation Serif" fo:font-weight="bold" officeooo:paragraph-rsid="004e49a0" fo:background-color="transparent" style:font-weight-asian="bold" style:font-weight-complex="bold"/>
    </style:style>
    <style:style style:name="P68" style:family="paragraph" style:parent-style-name="Standard">
      <style:paragraph-properties style:snap-to-layout-grid="false"/>
      <style:text-properties fo:font-size="12pt" officeooo:paragraph-rsid="004e49a0" fo:background-color="transparent" style:font-size-asian="12pt" style:font-size-complex="12pt"/>
    </style:style>
    <style:style style:name="P69"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 fo:font-weight="bold" officeooo:paragraph-rsid="004e49a0" fo:background-color="transparent" style:font-weight-asian="bold" style:font-weight-complex="bold"/>
    </style:style>
    <style:style style:name="P70" style:family="paragraph" style:parent-style-name="Standard">
      <style:paragraph-properties fo:text-align="center" style:justify-single-word="false"/>
      <style:text-properties fo:color="#ffffff" style:font-name="Liberation Serif" fo:font-weight="bold" officeooo:paragraph-rsid="004e49a0" fo:background-color="transparent" style:font-weight-asian="bold" style:font-weight-complex="bold"/>
    </style:style>
    <style:style style:name="P71" style:family="paragraph" style:parent-style-name="Standard">
      <style:text-properties officeooo:rsid="024bb839" officeooo:paragraph-rsid="024bea81"/>
    </style:style>
    <style:style style:name="P72" style:family="paragraph" style:parent-style-name="Standard">
      <style:paragraph-properties fo:text-align="justify" style:justify-single-word="false"/>
      <style:text-properties officeooo:rsid="024bea81" officeooo:paragraph-rsid="024bea81"/>
    </style:style>
    <style:style style:name="P73" style:family="paragraph" style:parent-style-name="Standard">
      <style:paragraph-properties fo:text-align="justify" style:justify-single-word="false"/>
      <style:text-properties officeooo:rsid="024de911" officeooo:paragraph-rsid="024de911"/>
    </style:style>
    <style:style style:name="P74" style:family="paragraph" style:parent-style-name="Standard">
      <style:paragraph-properties fo:text-align="justify" style:justify-single-word="false" fo:break-before="page"/>
      <style:text-properties style:use-window-font-color="true" style:font-name="Liberation Serif" fo:font-size="12pt" fo:language="fr" fo:country="FR" fo:font-weight="normal" officeooo:rsid="00f7c45b" officeooo:paragraph-rsid="004e49a0"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able_20_Contents">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76" style:family="paragraph" style:parent-style-name="Table_20_Contents">
      <style:paragraph-properties fo:text-align="center" style:justify-single-word="false"/>
      <style:text-properties style:font-name="Liberation Serif" officeooo:rsid="0020b8de" officeooo:paragraph-rsid="004e49a0" fo:background-color="transparent"/>
    </style:style>
    <style:style style:name="P77" style:family="paragraph" style:parent-style-name="Table_20_Contents">
      <style:paragraph-properties fo:text-align="center" style:justify-single-word="false"/>
      <style:text-properties style:font-name="Liberation Serif" officeooo:rsid="004fb808" officeooo:paragraph-rsid="004fb808" fo:background-color="transparent"/>
    </style:style>
    <style:style style:name="P78" style:family="paragraph" style:parent-style-name="Titre1">
      <style:paragraph-properties fo:text-align="center" style:justify-single-word="false"/>
      <style:text-properties fo:color="#000080" style:font-name="Liberation Serif" fo:font-size="24pt" fo:font-weight="bold" officeooo:rsid="0020b8de" officeooo:paragraph-rsid="004e49a0" fo:background-color="transparent" style:font-size-asian="24pt" style:font-weight-asian="bold" style:font-name-complex="Times New Roman" style:font-size-complex="24pt" style:font-weight-complex="bold"/>
    </style:style>
    <style:style style:name="P79" style:family="paragraph" style:parent-style-name="Titre1">
      <style:paragraph-properties fo:text-align="center" style:justify-single-word="false"/>
      <style:text-properties fo:color="#000080" style:font-name="Liberation Serif" fo:font-size="24pt" fo:font-weight="bold" officeooo:rsid="024b43b2" officeooo:paragraph-rsid="024b43b2" fo:background-color="transparent" style:font-size-asian="24pt" style:font-weight-asian="bold" style:font-name-complex="Times New Roman" style:font-size-complex="24pt" style:font-weight-complex="bold"/>
    </style:style>
    <style:style style:name="P80" style:family="paragraph" style:parent-style-name="Spec_20_-_20_Titre_20_1_20_hors_20_table">
      <style:text-properties style:font-name="Liberation Serif" fo:font-size="16pt" officeooo:paragraph-rsid="004e49a0" fo:background-color="transparent" style:font-size-asian="16pt" style:font-size-complex="16pt"/>
    </style:style>
    <style:style style:name="P81"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4e49a0" fo:background-color="transparent" style:font-name-asian="Georgia" style:font-name-complex="Georgia"/>
    </style:style>
    <style:style style:name="P82" style:family="paragraph" style:parent-style-name="Heading_20_2">
      <style:paragraph-properties fo:text-align="justify" style:justify-single-word="false"/>
    </style:style>
    <style:style style:name="P83" style:family="paragraph" style:parent-style-name="Footnote">
      <style:paragraph-properties fo:text-align="justify" style:justify-single-word="false"/>
    </style:style>
    <style:style style:name="P84" style:family="paragraph" style:parent-style-name="Standard" style:list-style-name="L2">
      <style:paragraph-properties fo:text-align="justify" style:justify-single-word="false"/>
      <style:text-properties officeooo:rsid="024ee2ff" officeooo:paragraph-rsid="024ee2ff" fo:background-color="transparent"/>
    </style:style>
    <style:style style:name="P85" style:family="paragraph" style:parent-style-name="Standard" style:list-style-name="L9">
      <style:paragraph-properties fo:text-align="justify" style:justify-single-word="false"/>
      <style:text-properties officeooo:rsid="0255ce6d" officeooo:paragraph-rsid="0255ce6d" fo:background-color="transparent"/>
    </style:style>
    <style:style style:name="P86" style:family="paragraph" style:parent-style-name="Standard" style:list-style-name="L5">
      <style:paragraph-properties fo:text-align="justify" style:justify-single-word="false"/>
      <style:text-properties officeooo:rsid="025262c3" officeooo:paragraph-rsid="025262c3" fo:background-color="transparent"/>
    </style:style>
    <style:style style:name="P87" style:family="paragraph" style:parent-style-name="Standard" style:list-style-name="L10">
      <style:paragraph-properties fo:text-align="justify" style:justify-single-word="false"/>
      <style:text-properties officeooo:rsid="025262c3" officeooo:paragraph-rsid="02542b95" fo:background-color="transparent"/>
    </style:style>
    <style:style style:name="P88" style:family="paragraph" style:parent-style-name="Standard" style:list-style-name="L10">
      <style:paragraph-properties fo:text-align="justify" style:justify-single-word="false"/>
      <style:text-properties officeooo:rsid="025262c3" officeooo:paragraph-rsid="025262c3" fo:background-color="transparent"/>
    </style:style>
    <style:style style:name="P89" style:family="paragraph" style:parent-style-name="Standard" style:list-style-name="L4">
      <style:paragraph-properties fo:text-align="justify" style:justify-single-word="false"/>
      <style:text-properties officeooo:paragraph-rsid="025262c3"/>
    </style:style>
    <style:style style:name="P90" style:family="paragraph" style:parent-style-name="Standard" style:list-style-name="L6">
      <style:paragraph-properties fo:text-align="justify" style:justify-single-word="false"/>
      <style:text-properties officeooo:paragraph-rsid="025262c3"/>
    </style:style>
    <style:style style:name="P91" style:family="paragraph" style:parent-style-name="Standard" style:list-style-name="L7">
      <style:paragraph-properties fo:text-align="justify" style:justify-single-word="false"/>
      <style:text-properties officeooo:paragraph-rsid="025262c3"/>
    </style:style>
    <style:style style:name="P92" style:family="paragraph" style:parent-style-name="Standard" style:list-style-name="L8">
      <style:paragraph-properties fo:text-align="justify" style:justify-single-word="false"/>
      <style:text-properties officeooo:rsid="0255ce6d" officeooo:paragraph-rsid="0255ce6d"/>
    </style:style>
    <style:style style:name="P93" style:family="paragraph" style:parent-style-name="Standard">
      <style:paragraph-properties fo:text-align="justify" style:justify-single-word="false"/>
      <style:text-properties officeooo:rsid="0255ce6d" officeooo:paragraph-rsid="0255ce6d"/>
    </style:style>
    <style:style style:name="P94" style:family="paragraph" style:parent-style-name="Standard">
      <style:paragraph-properties fo:text-align="center" style:justify-single-word="false"/>
      <style:text-properties style:font-name="Liberation Serif" officeooo:rsid="02615c0a" officeooo:paragraph-rsid="02615c0a" fo:background-color="transparent"/>
    </style:style>
    <style:style style:name="P95" style:family="paragraph" style:parent-style-name="Standard">
      <style:paragraph-properties fo:text-align="center" style:justify-single-word="false" style:snap-to-layout-grid="false"/>
      <style:text-properties style:font-name="Liberation Serif" officeooo:rsid="02615c0a" officeooo:paragraph-rsid="02615c0a" fo:background-color="transparent"/>
    </style:style>
    <style:style style:name="P96" style:family="paragraph" style:parent-style-name="Standard">
      <style:paragraph-properties fo:text-align="center" style:justify-single-word="false"/>
      <style:text-properties style:font-name="Liberation Serif" officeooo:rsid="004fb808" officeooo:paragraph-rsid="02615c0a" fo:background-color="transparent"/>
    </style:style>
    <style:style style:name="P97" style:family="paragraph" style:parent-style-name="Standard">
      <style:paragraph-properties fo:text-align="center" style:justify-single-word="false" style:snap-to-layout-grid="false"/>
      <style:text-properties style:font-name="Liberation Serif" officeooo:rsid="004fb808" officeooo:paragraph-rsid="02631de7" fo:background-color="transparent"/>
    </style:style>
    <style:style style:name="P98" style:family="paragraph" style:parent-style-name="Standard">
      <style:paragraph-properties fo:text-align="center" style:justify-single-word="false" style:snap-to-layout-grid="false"/>
      <style:text-properties style:font-name="Liberation Serif" officeooo:rsid="02631de7" officeooo:paragraph-rsid="02631de7" fo:background-color="transparent"/>
    </style:style>
    <style:style style:name="P99" style:family="paragraph" style:parent-style-name="Standard">
      <style:paragraph-properties fo:text-align="center" style:justify-single-word="false" style:snap-to-layout-grid="false"/>
      <style:text-properties style:font-name="Liberation Serif" fo:font-size="12pt" officeooo:rsid="02631de7" officeooo:paragraph-rsid="02631de7" fo:background-color="transparent" style:font-size-asian="12pt" style:font-size-complex="12pt"/>
    </style:style>
    <style:style style:name="P100" style:family="paragraph" style:parent-style-name="Standard">
      <style:paragraph-properties style:snap-to-layout-grid="false"/>
      <style:text-properties style:font-name="Liberation Serif" fo:font-size="12pt" officeooo:rsid="02631de7" officeooo:paragraph-rsid="02631de7" fo:background-color="transparent" style:font-size-asian="12pt" style:font-size-complex="12pt"/>
    </style:style>
    <style:style style:name="P101" style:family="paragraph" style:parent-style-name="Standard" style:master-page-name="Standard">
      <style:paragraph-properties fo:text-align="center" style:justify-single-word="false" style:page-number="auto"/>
      <style:text-properties style:font-name="Liberation Serif" fo:font-weight="bold" officeooo:paragraph-rsid="004e49a0" fo:background-color="transparent" style:font-weight-asian="bold"/>
    </style:style>
    <style:style style:name="P102" style:family="paragraph" style:parent-style-name="Text_20_body" style:list-style-name="L1">
      <style:text-properties officeooo:rsid="01064334" officeooo:paragraph-rsid="024bea81" fo:background-color="transparent"/>
    </style:style>
    <style:style style:name="P103" style:family="paragraph" style:parent-style-name="Text_20_body" style:list-style-name="L1">
      <style:text-properties officeooo:paragraph-rsid="024bea81" fo:background-color="transparent"/>
    </style:style>
    <style:style style:name="P104" style:family="paragraph" style:parent-style-name="Text_20_body" style:list-style-name="L3">
      <style:paragraph-properties fo:text-align="justify" style:justify-single-word="false"/>
      <style:text-properties officeooo:rsid="0250706c" officeooo:paragraph-rsid="0250706c"/>
    </style:style>
    <style:style style:name="P105" style:family="paragraph" style:parent-style-name="Text_20_body" style:list-style-name="L3">
      <style:paragraph-properties fo:text-align="justify" style:justify-single-word="false"/>
      <style:text-properties officeooo:rsid="0250706c" officeooo:paragraph-rsid="02520ad2"/>
    </style:style>
    <style:style style:name="P106" style:family="paragraph" style:parent-style-name="Text_20_body" style:list-style-name="L1">
      <style:text-properties officeooo:paragraph-rsid="024bb839"/>
    </style:style>
    <style:style style:name="P107" style:family="paragraph" style:parent-style-name="Text_20_body" style:list-style-name="L3">
      <style:paragraph-properties fo:text-align="justify" style:justify-single-word="false"/>
      <style:text-properties officeooo:rsid="024f5953" officeooo:paragraph-rsid="024f5953"/>
    </style:style>
    <style:style style:name="P108" style:family="paragraph" style:parent-style-name="Text_20_body" style:list-style-name="L3">
      <style:paragraph-properties fo:margin-left="0cm" fo:margin-right="0cm" fo:text-align="justify" style:justify-single-word="false" fo:text-indent="0cm" style:auto-text-indent="false"/>
      <style:text-properties officeooo:rsid="0250706c" officeooo:paragraph-rsid="02520ad2"/>
    </style:style>
    <style:style style:name="P109" style:family="paragraph" style:parent-style-name="Heading_20_1">
      <style:text-properties officeooo:paragraph-rsid="00553e83" fo:background-color="transparent"/>
    </style:style>
    <style:style style:name="P110" style:family="paragraph" style:parent-style-name="Heading_20_1">
      <style:text-properties officeooo:rsid="0057325d" officeooo:paragraph-rsid="024bb839" fo:background-color="transparent"/>
    </style:style>
    <style:style style:name="P111" style:family="paragraph" style:parent-style-name="Heading_20_1">
      <style:text-properties officeooo:rsid="0057325d" officeooo:paragraph-rsid="012c0080" fo:background-color="transparent"/>
    </style:style>
    <style:style style:name="P112" style:family="paragraph" style:parent-style-name="Heading_20_1">
      <style:paragraph-properties fo:text-align="justify" style:justify-single-word="false"/>
      <style:text-properties officeooo:paragraph-rsid="025262c3"/>
    </style:style>
    <style:style style:name="P113" style:family="paragraph" style:parent-style-name="Heading_20_1" style:master-page-name="Conversion_20_2">
      <style:paragraph-properties fo:text-align="center" style:justify-single-word="false" style:page-number="auto"/>
      <style:text-properties fo:color="#000080" style:font-name="Liberation Serif" fo:font-size="21pt" officeooo:paragraph-rsid="004e49a0" fo:background-color="transparent" style:font-size-asian="21pt" style:font-name-complex="Times New Roman" style:font-size-complex="21pt"/>
    </style:style>
    <style:style style:name="P114"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24bb839"/>
    </style:style>
    <style:style style:name="T2" style:family="text">
      <style:text-properties officeooo:rsid="0258eee9"/>
    </style:style>
    <style:style style:name="T3" style:family="text">
      <style:text-properties officeooo:rsid="0257b8c3"/>
    </style:style>
    <style:style style:name="T4" style:family="text">
      <style:text-properties fo:background-color="transparent" loext:char-shading-value="0"/>
    </style:style>
    <style:style style:name="T5" style:family="text">
      <style:text-properties officeooo:rsid="01064334" fo:background-color="transparent" loext:char-shading-value="0"/>
    </style:style>
    <style:style style:name="T6" style:family="text">
      <style:text-properties officeooo:rsid="024e9e37" fo:background-color="transparent" loext:char-shading-value="0"/>
    </style:style>
    <style:style style:name="T7" style:family="text">
      <style:text-properties officeooo:rsid="024ee2ff" fo:background-color="transparent" loext:char-shading-value="0"/>
    </style:style>
    <style:style style:name="T8" style:family="text">
      <style:text-properties officeooo:rsid="0255ce6d" fo:background-color="transparent" loext:char-shading-value="0"/>
    </style:style>
    <style:style style:name="T9" style:family="text">
      <style:text-properties officeooo:rsid="0253eb60" fo:background-color="transparent" loext:char-shading-value="0"/>
    </style:style>
    <style:style style:name="T10" style:family="text">
      <style:text-properties officeooo:rsid="0057325d" fo:background-color="transparent" loext:char-shading-value="0"/>
    </style:style>
    <style:style style:name="T11" style:family="text">
      <style:text-properties officeooo:rsid="024bb839" fo:background-color="transparent" loext:char-shading-value="0"/>
    </style:style>
    <style:style style:name="T12" style:family="text">
      <style:text-properties officeooo:rsid="01298905" fo:background-color="transparent" loext:char-shading-value="0"/>
    </style:style>
    <style:style style:name="T13" style:family="text">
      <style:text-properties officeooo:rsid="024bea81" fo:background-color="transparent" loext:char-shading-value="0"/>
    </style:style>
    <style:style style:name="T14" style:family="text">
      <style:text-properties officeooo:rsid="024c18a8" fo:background-color="transparent" loext:char-shading-value="0"/>
    </style:style>
    <style:style style:name="T15" style:family="text">
      <style:text-properties officeooo:rsid="024ed744" fo:background-color="transparent" loext:char-shading-value="0"/>
    </style:style>
    <style:style style:name="T16" style:family="text">
      <style:text-properties officeooo:rsid="025262c3" fo:background-color="transparent" loext:char-shading-value="0"/>
    </style:style>
    <style:style style:name="T17" style:family="text">
      <style:text-properties officeooo:rsid="02542b95" fo:background-color="transparent" loext:char-shading-value="0"/>
    </style:style>
    <style:style style:name="T18" style:family="text">
      <style:text-properties officeooo:rsid="025bb008" fo:background-color="transparent" loext:char-shading-value="0"/>
    </style:style>
    <style:style style:name="T19" style:family="text">
      <style:text-properties officeooo:rsid="025c6555" fo:background-color="transparent" loext:char-shading-value="0"/>
    </style:style>
    <style:style style:name="T20" style:family="text">
      <style:text-properties officeooo:rsid="025e2837" fo:background-color="transparent" loext:char-shading-value="0"/>
    </style:style>
    <style:style style:name="T21" style:family="text">
      <style:text-properties officeooo:rsid="026016e6" fo:background-color="transparent" loext:char-shading-value="0"/>
    </style:style>
    <style:style style:name="T22" style:family="text">
      <style:text-properties officeooo:rsid="02615c0a" fo:background-color="transparent" loext:char-shading-value="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background-color="transparent" loext:char-shading-value="0"/>
    </style:style>
    <style:style style:name="T25" style:family="text">
      <style:text-properties style:text-underline-style="solid" style:text-underline-width="auto" style:text-underline-color="font-color" officeooo:rsid="026016e6" fo:background-color="transparent" loext:char-shading-value="0"/>
    </style:style>
    <style:style style:name="T26" style:family="text">
      <style:text-properties style:text-underline-style="solid" style:text-underline-width="auto" style:text-underline-color="font-color" officeooo:rsid="025bb008"/>
    </style:style>
    <style:style style:name="T27" style:family="text">
      <style:text-properties officeooo:rsid="0250706c"/>
    </style:style>
    <style:style style:name="T28" style:family="text">
      <style:text-properties officeooo:rsid="02520ad2"/>
    </style:style>
    <style:style style:name="T29" style:family="text">
      <style:text-properties style:use-window-font-color="true" style:font-name="Liberation Serif" fo:language="fr" fo:country="FR" fo:font-weight="bold" officeooo:rsid="0116c421" style:font-name-asian="Times New Roman" style:language-asian="zh" style:country-asian="CN" style:font-weight-asian="bold" style:font-name-complex="Times New Roman" style:language-complex="ar" style:country-complex="SA" style:font-weight-complex="bold"/>
    </style:style>
    <style:style style:name="T30" style:family="text">
      <style:text-properties fo:font-weight="normal" style:font-weight-asian="normal" style:font-weight-complex="normal"/>
    </style:style>
    <style:style style:name="T31" style:family="text">
      <style:text-properties officeooo:rsid="002998ec"/>
    </style:style>
    <style:style style:name="T32" style:family="text">
      <style:text-properties officeooo:rsid="0050b3c5"/>
    </style:style>
    <style:style style:name="T33" style:family="text">
      <style:text-properties officeooo:rsid="0053148d"/>
    </style:style>
    <style:style style:name="T34" style:family="text">
      <style:text-properties fo:font-size="12pt" officeooo:rsid="00cc03ed" style:font-size-asian="12pt" style:font-size-complex="12pt"/>
    </style:style>
    <style:style style:name="T35" style:family="text">
      <style:text-properties fo:font-size="12pt" fo:font-weight="bold" officeooo:rsid="00cc03ed" style:font-size-asian="12pt" style:font-weight-asian="bold" style:font-size-complex="12pt" style:font-weight-complex="bold"/>
    </style:style>
    <style:style style:name="T36" style:family="text">
      <style:text-properties officeooo:rsid="012c0080"/>
    </style:style>
    <style:style style:name="T37" style:family="text">
      <style:text-properties officeooo:rsid="024b43b2"/>
    </style:style>
    <style:style style:name="T38" style:family="text">
      <style:text-properties officeooo:rsid="024bea81"/>
    </style:style>
    <style:style style:name="T39" style:family="text">
      <style:text-properties officeooo:rsid="0255ce6d"/>
    </style:style>
    <style:style style:name="T40" style:family="text">
      <style:text-properties officeooo:rsid="025bb008"/>
    </style:style>
    <style:style style:name="T41" style:family="text">
      <style:text-properties fo:font-style="italic" officeooo:rsid="025bb008" style:font-style-asian="italic" style:font-style-complex="italic"/>
    </style:style>
    <style:style style:name="T42" style:family="text">
      <style:text-properties officeooo:rsid="025c6555"/>
    </style:style>
    <style:style style:name="T43" style:family="text">
      <style:text-properties fo:font-size="10pt" style:font-size-asian="10pt" style:font-size-complex="10pt"/>
    </style:style>
    <style:style style:name="T44" style:family="text">
      <style:text-properties fo:font-size="10pt" officeooo:rsid="02542b95" style:font-size-asian="10pt" style:font-size-complex="10pt"/>
    </style:style>
    <style:style style:name="T45" style:family="text">
      <style:text-properties officeooo:rsid="025e2837"/>
    </style:style>
    <style:style style:name="T46" style:family="text">
      <style:text-properties officeooo:rsid="02615c0a"/>
    </style:style>
    <style:style style:name="T47" style:family="text">
      <style:text-properties officeooo:rsid="02631de7"/>
    </style:style>
    <style:style style:name="T4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current-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2" draw:name="images1" text:anchor-type="paragraph" svg:x="4.703cm" svg:y="0.279cm" svg:width="6.72cm" svg:height="3.54cm" draw:z-index="0"><draw:image xlink:href="Pictures/20000009000034EC00001C1EBC55139A6BD71F98.svm" xlink:type="simple" xlink:show="embed" xlink:actuate="onLoad"/></draw:frame></text:p>
      <text:p text:style-name="P60"/>
      <text:p text:style-name="P60"/>
      <text:p text:style-name="P60"/>
      <text:p text:style-name="P60"/>
      <text:p text:style-name="P63"/>
      <text:p text:style-name="P64"/>
      <text:p text:style-name="P79">Conservation de la valeur probante</text:p>
      <text:p text:style-name="P78"/>
      <text:p text:style-name="P16"/>
      <table:table table:name="Tableau33" table:style-name="Tableau33">
        <table:table-column table:style-name="Tableau33.A"/>
        <table:table-column table:style-name="Tableau33.B"/>
        <table:table-row table:style-name="Tableau33.1">
          <table:table-cell table:style-name="Tableau33.A1" office:value-type="string">
            <text:p text:style-name="P75">Date</text:p>
          </table:table-cell>
          <table:table-cell table:style-name="Tableau33.B1" office:value-type="string">
            <text:p text:style-name="P75">Version</text:p>
          </table:table-cell>
        </table:table-row>
        <table:table-row table:style-name="Tableau33.1">
          <table:table-cell table:style-name="Tableau33.A2" office:value-type="date" office:date-value="2016-11-28">
            <text:p text:style-name="P76">28/11/2016</text:p>
          </table:table-cell>
          <table:table-cell table:style-name="Tableau33.B2" office:value-type="string">
            <text:p text:style-name="P77">0.1<text:span text:style-name="T46">2.0</text:span></text:p>
          </table:table-cell>
        </table:table-row>
      </table:table>
      <text:p text:style-name="P81"/>
      <text:p text:style-name="P80"><text:span text:style-name="T31">État</text:span> du document</text:p>
      <text:p text:style-name="P65"><draw:control text:anchor-type="char" draw:z-index="1" draw:style-name="gr1" draw:text-style-name="P114" svg:width="2.585cm" svg:height="0.766cm" svg:x="8.613cm" svg:y="-0.173cm" draw:control="control1"/><draw:control text:anchor-type="char" draw:z-index="2" draw:style-name="gr1" draw:text-style-name="P114" svg:width="2.354cm" svg:height="0.766cm" svg:x="2.141cm" svg:y="-0.173cm" draw:control="control2"/><draw:control text:anchor-type="char" draw:z-index="3" draw:style-name="gr1" draw:text-style-name="P114" svg:width="2.382cm" svg:height="0.766cm" svg:x="5.523cm" svg:y="-0.145cm" draw:control="control3"/></text:p>
      <text:p text:style-name="P80">Maîtrise du document</text:p>
      <table:table table:name="Tableau34" table:style-name="Tableau34">
        <table:table-column table:style-name="Tableau34.A"/>
        <table:table-column table:style-name="Tableau34.B"/>
        <table:table-column table:style-name="Tableau34.C"/>
        <table:table-column table:style-name="Tableau34.D"/>
        <table:table-row table:style-name="Tableau34.1">
          <table:table-cell table:style-name="Tableau34.A1" office:value-type="string">
            <text:p text:style-name="P69">Responsabilité</text:p>
          </table:table-cell>
          <table:table-cell table:style-name="Tableau34.A1" office:value-type="string">
            <text:p text:style-name="P70">Nom</text:p>
          </table:table-cell>
          <table:table-cell table:style-name="Tableau34.A1" office:value-type="string">
            <text:p text:style-name="P70">Entité</text:p>
          </table:table-cell>
          <table:table-cell table:style-name="Tableau34.D1" office:value-type="string">
            <text:p text:style-name="P70">Date</text:p>
          </table:table-cell>
        </table:table-row>
        <table:table-row table:style-name="Tableau34.2">
          <table:table-cell table:style-name="Tableau34.A2" office:value-type="string">
            <text:p text:style-name="P66">Rédaction</text:p>
          </table:table-cell>
          <table:table-cell table:style-name="Tableau34.A2" office:value-type="string">
            <text:p text:style-name="P62">JSL</text:p>
          </table:table-cell>
          <table:table-cell table:style-name="Tableau34.A2" office:value-type="string">
            <text:p text:style-name="P61"><text:span text:style-name="T32">Équipe</text:span> Vitam</text:p>
          </table:table-cell>
          <table:table-cell table:style-name="Tableau34.D2" office:value-type="date" office:date-value="2016-11-25">
            <text:p text:style-name="P61"><text:span text:style-name="T37">25</text:span>/11/2016</text:p>
          </table:table-cell>
        </table:table-row>
        <table:table-row table:style-name="Tableau34.1">
          <table:table-cell table:style-name="Tableau34.A3" office:value-type="string">
            <text:p text:style-name="P66">Vérification </text:p>
          </table:table-cell>
          <table:table-cell table:style-name="Tableau34.B3" office:value-type="string">
            <text:p text:style-name="P94">EV</text:p>
          </table:table-cell>
          <table:table-cell table:style-name="Tableau34.C3" office:value-type="string">
            <text:p text:style-name="P96"><text:span text:style-name="T32">Équipe</text:span> Vitam</text:p>
          </table:table-cell>
          <table:table-cell table:style-name="Tableau34.D3" office:value-type="string">
            <text:p text:style-name="P95">28/11/2016</text:p>
          </table:table-cell>
        </table:table-row>
        <table:table-row table:style-name="Tableau34.1">
          <table:table-cell table:style-name="Tableau34.A2" office:value-type="string">
            <text:p text:style-name="P66">Validation </text:p>
          </table:table-cell>
          <table:table-cell table:style-name="Tableau34.A2" office:value-type="string">
            <text:p text:style-name="P98">JSL</text:p>
          </table:table-cell>
          <table:table-cell table:style-name="Tableau34.A2" office:value-type="string">
            <text:p text:style-name="P97"><text:span text:style-name="T32">Équipe</text:span> Vitam</text:p>
          </table:table-cell>
          <table:table-cell table:style-name="Tableau34.D4" office:value-type="string">
            <text:p text:style-name="P98">28/11/2016</text:p>
          </table:table-cell>
        </table:table-row>
      </table:table>
      <text:p text:style-name="P80">Suivi des modifications</text:p>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70">Version</text:p>
          </table:table-cell>
          <table:table-cell table:style-name="Tableau35.B1" office:value-type="string">
            <text:p text:style-name="P70">Date</text:p>
          </table:table-cell>
          <table:table-cell table:style-name="Tableau35.B1" office:value-type="string">
            <text:p text:style-name="P70">Auteur</text:p>
          </table:table-cell>
          <table:table-cell table:style-name="Tableau35.D1" office:value-type="string">
            <text:p text:style-name="P70">Modifications</text:p>
          </table:table-cell>
        </table:table-row>
        <table:table-row table:style-name="Tableau35.1">
          <table:table-cell table:style-name="Tableau35.A2" office:value-type="string">
            <text:p text:style-name="P58"><text:span text:style-name="T47">alpha</text:span></text:p>
          </table:table-cell>
          <table:table-cell table:style-name="Tableau35.B2" office:value-type="date" office:date-value="2016-11-25">
            <text:p text:style-name="P52"><text:span text:style-name="T37">25</text:span>/11/2016</text:p>
          </table:table-cell>
          <table:table-cell table:style-name="Tableau35.A2" office:value-type="string">
            <text:p text:style-name="P57">JSL</text:p>
          </table:table-cell>
          <table:table-cell table:style-name="Tableau35.D4" office:value-type="string">
            <text:p text:style-name="P53">Initialisation</text:p>
          </table:table-cell>
        </table:table-row>
        <table:table-row table:style-name="Tableau35.1">
          <table:table-cell table:style-name="Tableau35.A3" office:value-type="string">
            <text:p text:style-name="P59"><text:span text:style-name="T47">0.12.0</text:span></text:p>
          </table:table-cell>
          <table:table-cell table:style-name="Tableau35.B3" office:value-type="string">
            <text:p text:style-name="P99">28/11/2016</text:p>
          </table:table-cell>
          <table:table-cell table:style-name="Tableau35.C3" office:value-type="string">
            <text:p text:style-name="P99">EV</text:p>
          </table:table-cell>
          <table:table-cell table:style-name="Tableau35.D3" office:value-type="string">
            <text:p text:style-name="P100">Revue</text:p>
          </table:table-cell>
        </table:table-row>
        <table:table-row table:style-name="Tableau35.1">
          <table:table-cell table:style-name="Tableau35.A2" office:value-type="string">
            <text:p text:style-name="P42"/>
          </table:table-cell>
          <table:table-cell table:style-name="Tableau35.A2" office:value-type="string">
            <text:p text:style-name="P49"/>
          </table:table-cell>
          <table:table-cell table:style-name="Tableau35.A2" office:value-type="string">
            <text:p text:style-name="P50"/>
          </table:table-cell>
          <table:table-cell table:style-name="Tableau35.D4" office:value-type="string">
            <text:p text:style-name="P51"/>
          </table:table-cell>
        </table:table-row>
        <text:soft-page-break/>
        <table:table-row table:style-name="Tableau35.1">
          <table:table-cell table:style-name="Tableau35.A5" office:value-type="string">
            <text:p text:style-name="P59"/>
          </table:table-cell>
          <table:table-cell table:style-name="Tableau35.B5" office:value-type="string">
            <text:p text:style-name="P56"/>
          </table:table-cell>
          <table:table-cell table:style-name="Tableau35.C5" office:value-type="string">
            <text:p text:style-name="P54"/>
          </table:table-cell>
          <table:table-cell table:style-name="Tableau35.D5" office:value-type="string">
            <text:p text:style-name="P55"/>
          </table:table-cell>
        </table:table-row>
      </table:table>
      <text:p text:style-name="P80">Documents de référence</text:p>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P70">Document</text:p>
          </table:table-cell>
          <table:table-cell table:style-name="Tableau36.B1" office:value-type="string">
            <text:p text:style-name="P70">Date <text:span text:style-name="T33">de la version</text:span></text:p>
          </table:table-cell>
          <table:table-cell table:style-name="Tableau36.C1" office:value-type="string">
            <text:p text:style-name="P70">Remarques</text:p>
          </table:table-cell>
        </table:table-row>
        <table:table-row table:style-name="Tableau36.2">
          <table:table-cell table:style-name="Tableau36.A2" office:value-type="string">
            <text:p text:style-name="P68"><text:span text:style-name="T29">NF Z42-013 - </text:span>Archivage électronique - Spécifications relatives à la conception et à l'exploitation de systèmes informatiques en vue d'assurer la conservation et l'intégrité des documents stockés dans ces systèmes</text:p>
          </table:table-cell>
          <table:table-cell table:style-name="Tableau36.A2" office:value-type="string">
            <text:p text:style-name="P45">01/03/2009</text:p>
          </table:table-cell>
          <table:table-cell table:style-name="Tableau36.C2" office:value-type="string">
            <text:p text:style-name="P47"/>
          </table:table-cell>
        </table:table-row>
        <table:table-row table:style-name="Tableau36.2">
          <table:table-cell table:style-name="Tableau36.A3" office:value-type="string">
            <text:p text:style-name="P25"><text:span text:style-name="T35">NF Z42-020</text:span><text:span text:style-name="T34"> - </text:span>Spécifications fonctionnelles d'un composant Coffre-Fort Numérique destiné à la conservation d'informations numériques dans des conditions de nature à en garantir leur intégrité dans le temps </text:p>
          </table:table-cell>
          <table:table-cell table:style-name="Tableau36.A3" office:value-type="string">
            <text:p text:style-name="P46">07/2012</text:p>
          </table:table-cell>
          <table:table-cell table:style-name="Tableau36.C3" office:value-type="string">
            <text:p text:style-name="P47"/>
          </table:table-cell>
        </table:table-row>
        <table:table-row table:style-name="Tableau36.2">
          <table:table-cell table:style-name="Tableau36.A2" office:value-type="string">
            <text:p text:style-name="P43">GA Z42-019 – <text:span text:style-name="T30">Guide d'application de la NF Z42-013 (Archivage électronique - Spécifications relatives à la conception et à l'exploitation de systèmes informatiques en vue d'assurer la conservation et l'intégrité des documents stockés dans ces systèmes)</text:span></text:p>
          </table:table-cell>
          <table:table-cell table:style-name="Tableau36.A2" office:value-type="string">
            <text:p text:style-name="P48">06/2010</text:p>
          </table:table-cell>
          <table:table-cell table:style-name="Tableau36.C2" office:value-type="string">
            <text:p text:style-name="P44"/>
          </table:table-cell>
        </table:table-row>
      </table:table>
      <text:p text:style-name="P20"/>
      <text:p text:style-name="P60"/>
      <text:h text:style-name="P113" text:outline-level="1"><text:bookmark-start text:name="__RefHeading__251_23857766"/>Table des matières<text:bookmark-end text:name="__RefHeading__251_23857766"/></text:h>
      <text:p text:style-name="P6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
          </text:index-title>
          <text:p text:style-name="P3"><text:a xlink:type="simple" xlink:href="#__RefHeading__251_23857766" text:style-name="Index_20_Link" text:visited-style-name="Index_20_Link"/></text:p>
          <text:p text:style-name="P3"><text:a xlink:type="simple" xlink:href="#__RefHeading__9091_1476452732" text:style-name="Index_20_Link" text:visited-style-name="Index_20_Link">1. Introduction<text:tab/>4</text:a></text:p>
          <text:p text:style-name="P3"><text:a xlink:type="simple" xlink:href="#__RefHeading__9093_1476452732" text:style-name="Index_20_Link" text:visited-style-name="Index_20_Link">2. Journaux<text:tab/>4</text:a></text:p>
          <text:p text:style-name="P3"><text:a xlink:type="simple" xlink:href="#__RefHeading__9095_1476452732" text:style-name="Index_20_Link" text:visited-style-name="Index_20_Link">3. Preuve systémique<text:tab/>4</text:a></text:p>
          <text:p text:style-name="P3"><text:a xlink:type="simple" xlink:href="#__RefHeading___Toc20285_1332527939" text:style-name="Index_20_Link" text:visited-style-name="Index_20_Link">4. Sécurisation des journaux<text:tab/>5</text:a></text:p>
        </text:index-body>
      </text:table-of-content>
      <text:p text:style-name="P60"/>
      <text:p text:style-name="P60"/>
      <text:p text:style-name="P74"/>
      <text:h text:style-name="P109" text:outline-level="1"><text:bookmark-start text:name="__RefHeading__9091_1476452732"/>1. <text:span text:style-name="T37">Introduction</text:span><text:bookmark-end text:name="__RefHeading__9091_1476452732"/></text:h>
      <text:p text:style-name="P7"/>
      <text:p text:style-name="P4">La conservation de la valeur probante est un sujet central d’un système d’archivage électronique. L’objectif est de rendre prouvable toute opération <text:span text:style-name="T40">effectuée </text:span>sur tout <text:span text:style-name="T40">unité archivistique ou tout objet qui lui est associé</text:span>. Toutefois, vues les volumétries <text:span text:style-name="T40">envisagées dans les implémentations de la solution logicielle Vitam</text:span>, il est illusoire de <text:span text:style-name="T40">gérer cette sécurisation </text:span>objet par objet, en mettant en œuvre des principes cryptographiques (signatures des objets, des actions unitaires, <text:span text:style-name="T40">etc.…</text:span>) ; <text:span text:style-name="T40">cela induirait</text:span> une gestion lourde et porte<text:span text:style-name="T40">rai</text:span>t même des risques de d’écroulement de confiance <text:span text:style-name="T40">en cas</text:span> de corruption de quelques clés. <text:span text:style-name="T1">La sécurité d’un SAE doit être systémique, c’est-à-dire reposer sur un faisceau d’éléments redondants dont la modification simultanée et cohérente est impossible, ou plus exactement non réalisable en pratique. Les journaux constituent un élément central de cette sécurité systémique.</text:span></text:p>
      <text:p text:style-name="P4"/>
      <text:p text:style-name="P4">Les normes NF Z42-013, NF Z42-020 mais aussi le guide d’application GA Z42-019 ont donné un cadre pour la conservation de cette valeur probante qui est pris en compte <text:span text:style-name="T40">et complété </text:span>dans <text:span text:style-name="T40">la solution logicielle </text:span>Vitam<text:span text:style-name="T1">.</text:span></text:p>
      <text:p text:style-name="P4"/>
      <text:p text:style-name="P5">Ce document n’est à ce stade qu’une ébauche qui présente <text:span text:style-name="T2">rapidement, d’un point de vue</text:span> fonctionnel, la sécurisation des journaux <text:span text:style-name="T40">proposée dans la version bêta de la solution logicielle Vitam. À ce stade, il ne s’agit que d’une </text:span><text:span text:style-name="T41">Proof of Concept</text:span><text:span text:style-name="T40"> (POC)</text:span>. <text:span text:style-name="T40">Ce document</text:span> devra être largement enrich<text:span text:style-name="T3">i au fur et à mesure de l’avancement des travaux sur la gestion de la preuve.</text:span></text:p>
      <text:p text:style-name="P9"/>
      <text:h text:style-name="P110" text:outline-level="1"><text:bookmark-start text:name="__RefHeading__9093_1476452732"/>2. Journaux <text:bookmark-end text:name="__RefHeading__9093_1476452732"/></text:h>
      <text:p text:style-name="P26"/>
      <text:p text:style-name="P72"><text:span text:style-name="T18">La solution </text:span><text:span text:style-name="T10">V</text:span><text:span text:style-name="T4">itam met en place trois journaux métiers, portant des événements signifiants contribuant à la conservation de la valeur probante :</text:span></text:p>
      <text:p text:style-name="P28"/>
      <text:list xml:id="list2527494528784644762" text:style-name="L1">
        <text:list-item>
          <text:p text:style-name="P106"><text:span text:style-name="T18">l</text:span><text:span text:style-name="T5">e journal des opérations, </text:span><text:span text:style-name="T18">qui</text:span><text:span text:style-name="T5"> a pour objectif d’e</text:span><text:span text:style-name="T4">nregistrer </text:span><text:span text:style-name="T5">toutes </text:span><text:span text:style-name="T4">les opérations effectuées par l</text:span><text:span text:style-name="T5">a solution logicielle ayant un impact significatif sur les unités archivistiques, groupes d’objets et objets pris en charge par celle-ci ;</text:span></text:p>
        </text:list-item>
        <text:list-item>
          <text:p text:style-name="P102">les journaux du cycle de vie, <text:span text:style-name="T40">qui</text:span> ont pour objectif d’enregistrer toutes les actions significatives effectuées par la solution logicielle sur <text:span text:style-name="T40">chacun d</text:span>es unités archivistiques <text:span text:style-name="T40">et sur chacun des</text:span> groupes d’objets techniques et <text:span text:style-name="T40">d</text:span>es objets qui les composent. Est considérée comme une action significative toute action modifiant l’entité concernée ou apportant une information significative sur son cycle de vie. Ils sont créés lors de la réception des unités archivistiques et des groupes d’objets.</text:p>
        </text:list-item>
        <text:list-item>
          <text:p text:style-name="P103"><text:span text:style-name="T40">l</text:span>e journal des écritures, <text:span text:style-name="T40">qui</text:span> a pour objectifs de tracer les opérations d’écriture effectuées par la solution logicielle sur les offres de stockage. <text:span text:style-name="T38">Il garantit de fait l’horodatage et l’intégrité de tout élément dans le système</text:span>.</text:p>
        </text:list-item>
      </text:list>
      <text:p text:style-name="P6"/>
      <text:p text:style-name="P17"><text:span text:style-name="T26">À</text:span><text:span text:style-name="T23"> noter </text:span>:</text:p>
      <text:p text:style-name="P17">Il y a un décalage dans les appellations des journaux par rapport à la norme NF Z42-013. <text:span text:style-name="T40">La solution logicielle </text:span>Vitam <text:span text:style-name="T40">fournissant</text:span> des journaux précis par élément d’archives et non seulement sur les paquets SIP, il a été considéré que le journal fin devait garder l’appellation de « journal du cycle de vie des archives ». Par contre <text:s/>les événements macro du système sont <text:span text:style-name="T40">enregistrés</text:span> dans le « journal des opérations ».</text:p>
      <text:p text:style-name="P10"/>
      <text:p text:style-name="P71"><text:span text:style-name="T10">P</text:span><text:span text:style-name="T4">our une description fine </text:span><text:span text:style-name="T14">des journaux, </text:span><text:span text:style-name="T13">voir le document « Organisation de l’information ».</text:span></text:p>
      <text:p text:style-name="P27"><text:soft-page-break/></text:p>
      <text:p text:style-name="P8"/>
      <text:h text:style-name="P111" text:outline-level="1"><text:bookmark-start text:name="__RefHeading__9095_1476452732"/><text:span text:style-name="T36">3</text:span>. <text:span text:style-name="T1">Preuve systémique</text:span><text:bookmark-end text:name="__RefHeading__9095_1476452732"/></text:h>
      <text:p text:style-name="P29"/>
      <text:p text:style-name="P73"><text:span text:style-name="T11">L</text:span><text:span text:style-name="T4">a preuve systémique vient de la conjonction de ces trois journaux avec des informations croisées qui permettent d’</text:span><text:span text:style-name="T6">assurer la traçabilité de tout événement, et d’</text:span><text:span text:style-name="T15">en</text:span><text:span text:style-name="T6"> apporter la preuve, </text:span><text:span text:style-name="T22">parfois par plusieurs voies</text:span></text:p>
      <text:p text:style-name="P31"/>
      <text:p text:style-name="P21"><text:span text:style-name="T6">A </text:span><text:span text:style-name="T4">titre d’exemple, l’entrée d’un o</text:span><text:span text:style-name="T19">bjet</text:span><text:span text:style-name="T4">, avec les éléments métiers utiles, peut être prouvée via :</text:span></text:p>
      <text:list xml:id="list3980488394954495802" text:style-name="L2">
        <text:list-item>
          <text:p text:style-name="P84">le journal de cycle de vie <text:span text:style-name="T42">du groupe d’objets </text:span>qui contient l’empreinte, la date de création du journal et l’identifiant d’opération d’entrée pour <text:span text:style-name="T42">cet objet</text:span> ;</text:p>
        </text:list-item>
        <text:list-item>
          <text:p text:style-name="P84">le journal des opérations qui contient l’identifiant d’opération d’entrée, la date de l’opération et l’<text:span text:style-name="T42">identité du</text:span> service versant ;</text:p>
        </text:list-item>
        <text:list-item>
          <text:p text:style-name="P84">le journal des écritures qui assure de l’écriture dans le stockage de <text:span text:style-name="T42">cet objet</text:span> (via son empreinte), mais aussi de l’écriture du journal de cycle de vie des différents journaux.</text:p>
        </text:list-item>
      </text:list>
      <text:p text:style-name="P32"/>
      <text:p text:style-name="P37"><text:span text:style-name="T19">Cette réflexion initiale </text:span><text:span text:style-name="T4">devra être </text:span><text:span text:style-name="T7">précisé au fur et à mesure de la réflexion sur les relevés de preuve à apporter et avec la détermination des événements précis que l’on voudra pouvoir prouver. Certains éléments devront </text:span><text:span text:style-name="T19">peut-être</text:span><text:span text:style-name="T7"> à cette occasion être ajouté</text:span><text:span text:style-name="T19">s</text:span><text:span text:style-name="T7"> dans les journaux.</text:span></text:p>
      <text:p text:style-name="P36"/>
      <text:p text:style-name="P12"/>
      <text:h text:style-name="P112" text:outline-level="1"><text:bookmark-start text:name="__RefHeading___Toc20285_1332527939"/><text:span text:style-name="T12">4</text:span><text:span text:style-name="T4">. </text:span><text:span text:style-name="T11">Sécurisation des journaux</text:span><text:bookmark-end text:name="__RefHeading___Toc20285_1332527939"/></text:h>
      <text:p text:style-name="P82">Format d’un journal sécurisé</text:p>
      <text:p text:style-name="P15"/>
      <text:p text:style-name="P15">La sécurisation des journaux permet de renforcer l’enregistrement des événements et consiste à apporter de la sécurité crytpographique sur l’objet journal en tant que tel.</text:p>
      <text:p text:style-name="P14"/>
      <text:p text:style-name="P19">Voici quelques éléments pris en compte dans la conception :</text:p>
      <text:list xml:id="list974965831567332550" text:style-name="L3">
        <text:list-item>
          <text:p text:style-name="P107">Le guide GA Z42-019 demande explicitement (cf 2.2.8.1.b) un chaînage des journaux, celui-ci est mis en œuvre ;</text:p>
        </text:list-item>
        <text:list-item>
          <text:p text:style-name="P107">L<text:span text:style-name="T27">a NF Z42-013 demande aussi un horodatage au moins toutes les 24 heures. Un fichier spécifique est généré avec toutes les lignes présentes dans le journal depuis la dernière sécurisation. Ce fichier est horodaté sûrement avec un tampon RFC 3161. Cette opération devra être faite au moins une fois par 24 heures ;</text:span></text:p>
        </text:list-item>
        <text:list-item>
          <text:p text:style-name="P104">La sécurité d’un tampon d’horodatage même ancien (plus que sa durée de validité cryptographique) peut être assurée par le chaînage et la vérification de la chaîne jusqu’à un tampon valide. Pour raccourcir ce parcours le chaînage sera fait aussi avec des journaux du mois et de l’année précédente ;</text:p>
        </text:list-item>
        <text:list-item>
          <text:p text:style-name="P105">Il est utile de pouvoir prouver une ligne du journal sans devoir montrer les autres pour des raisons de poids de données à transmettre dans un relevé de preuve mais aussi pour des raisons de confidentialité. Un mécanisme d’arbre de Merkle<text:note text:id="ftn1" text:note-class="footnote"><text:note-citation>1</text:note-citation><text:note-body><text:p text:style-name="P83"><text:span text:style-name="T43"><text:s/></text:span><text:span text:style-name="T44">Pour une explication de l’arbre de Merkle et de sont utilisation pour la preuve d’une partie des éléments voir</text:span><text:span text:style-name="T43"> </text:span><text:a xlink:type="simple" xlink:href="https://www.certificate-transparency.org/log-proofs-work" text:style-name="Internet_20_link" text:visited-style-name="Visited_20_Internet_20_Link"><text:span text:style-name="T43">https://www.certificate-transparency.org/log-proofs-work</text:span></text:a></text:p></text:note-body></text:note> est mis en œuvre pou<text:span text:style-name="T28">r rendre prouvable indépendamment chaque ligne.</text:span></text:p>
          <text:p text:style-name="P108"/>
        </text:list-item>
      </text:list>
      <text:p text:style-name="P18">En fait la conjonction du chaînage et de l’arbre de Merkle <text:span text:style-name="T42">constituent</text:span> des principes des blockchains dont l’usage grandissant permet de s’assurer de l’efficacité. </text:p>
      <text:p text:style-name="P11"/>
      <text:p text:style-name="P82"><text:soft-page-break/>Format d’un journal sécurisé</text:p>
      <text:p text:style-name="P30"/>
      <text:p text:style-name="P38"><text:span text:style-name="T8">La </text:span><text:span text:style-name="T4">sécuris</text:span><text:span text:style-name="T8">ation du </text:span><text:span text:style-name="T4">journal </text:span><text:span text:style-name="T8">est opérée par la génération puis la sauvegarde </text:span><text:span text:style-name="T20">sur l’offre</text:span><text:span text:style-name="T8"> de stockage d’un fichier de sécurisation selon la procédure suivante</text:span><text:span text:style-name="T20"> :</text:span><text:span text:style-name="T4"> </text:span></text:p>
      <text:p text:style-name="P22"/>
      <text:list xml:id="list5964151046789765826" text:style-name="L4">
        <text:list-item>
          <text:p text:style-name="P89"><text:span text:style-name="T17">Extraction</text:span><text:span text:style-name="T16"> de l'ensemble des éléments du journal à raison d'une ligne par élément et en partant de la ligne la plus ancienne non sécurisée ;</text:span></text:p>
        </text:list-item>
      </text:list>
      <text:p text:style-name="P22"><text:tab/>→ <text:span text:style-name="T45">Écriture</text:span> dans un fichier nommé selon le type du journal ;</text:p>
      <text:list xml:id="list2749663927353676140" text:style-name="L5">
        <text:list-item>
          <text:p text:style-name="P86">Construction et calcul de la racine de l'arbre de Merkle :</text:p>
        </text:list-item>
      </text:list>
      <text:p text:style-name="P39"><text:span text:style-name="T4"><text:s text:c="3"/><text:tab/>→ </text:span><text:span text:style-name="T20">Écriture</text:span><text:span text:style-name="T4"> de l'arbre de Merkle sous forme d’un arbre binaire json (root, Left, Rigth) </text:span><text:span text:style-name="T9">dans un fichier « </text:span><text:span text:style-name="T17">m</text:span><text:span text:style-name="T4">erkleTree.json » ;</text:span></text:p>
      <text:list xml:id="list4095753850635935505" text:style-name="L6">
        <text:list-item>
          <text:p text:style-name="P90"><text:span text:style-name="T9">Prise en compte</text:span><text:span text:style-name="T16"> des données de calcul du tampon d'horodatage </text:span><text:span text:style-name="T9">(racine de l’arbre de Merkle | TSP(Journal(J-1 jour) | TSP(Journal(J-1 mois) | TSP(Journal(J-1 an)) :</text:span></text:p>
        </text:list-item>
      </text:list>
      <text:p text:style-name="P38"><text:span text:style-name="T4"><text:tab/>→</text:span><text:span text:style-name="T9"> </text:span><text:span text:style-name="T20">Écriture</text:span><text:span text:style-name="T9"> dans un fichier « computing_information.txt »</text:span></text:p>
      <text:list xml:id="list3809554018439212967" text:style-name="L7">
        <text:list-item>
          <text:p text:style-name="P91"><text:span text:style-name="T9">Génération</text:span><text:span text:style-name="T16"> du tampon d'horodatage :</text:span></text:p>
        </text:list-item>
      </text:list>
      <text:p text:style-name="P40"><text:span text:style-name="T16"><text:tab/>→</text:span><text:span text:style-name="T9"> </text:span><text:span text:style-name="T20">Écriture</text:span><text:span text:style-name="T9"> dans un fichier « </text:span><text:span text:style-name="T17">token.tsp » ;</text:span></text:p>
      <text:list xml:id="list3916754638296916664" text:style-name="L8">
        <text:list-item>
          <text:p text:style-name="P92"><text:span text:style-name="T17">A</text:span><text:span text:style-name="T4">jout des informations générales :</text:span></text:p>
        </text:list-item>
      </text:list>
      <text:p text:style-name="P24"><text:tab/>→ <text:span text:style-name="T45">Écriture</text:span> des informations de nombre d’enregistrement, de date de début et de date de fin dans le fichier « additional_information .txt » ;</text:p>
      <text:list xml:id="list4199190081904018364" text:style-name="L9">
        <text:list-item>
          <text:p text:style-name="P85">Clôture de l’opération :</text:p>
        </text:list-item>
      </text:list>
      <text:p text:style-name="P41"><text:span text:style-name="T4"><text:tab/>→ Agrégation de l’ensemble des fichiers dans un conteneur .zip sans compression, </text:span><text:span text:style-name="T8">sauvegardé dans l’offre de stockage</text:span></text:p>
      <text:p text:style-name="P22"/>
      <text:p text:style-name="P82">Mise en œuvre sur le journal des opérations</text:p>
      <text:p text:style-name="P23">Le journal des opérations est une table où chaque enregistrement est une opération :</text:p>
      <text:list xml:id="list374340795352793436" text:style-name="L10">
        <text:list-item>
          <text:p text:style-name="P87">Chaque opération est composée d'une série d’événements (le premier étant un événement parmi les autres, sauf que c'est le premier, appelé ici bloc maître) ;</text:p>
        </text:list-item>
        <text:list-item>
          <text:p text:style-name="P88">Chaque événement dispose de sa date d'événement ;</text:p>
        </text:list-item>
        <text:list-item>
          <text:p text:style-name="P88">Comme le premier est "particulier" (pas dans le tableau des events mais en première position globale), la date indiquée est celle de création pour l'enregistrement ;</text:p>
        </text:list-item>
        <text:list-item>
          <text:p text:style-name="P88">La dernière date d'event est donc celle du dernier event dans le tableau des events.</text:p>
        </text:list-item>
      </text:list>
      <text:p text:style-name="P22"/>
      <text:p text:style-name="P41"><text:span text:style-name="T4">La question s’est posé de prendre comme élément à sécuriser les événements unitaires des opérations ou les opérations elles-mêmes. Il a été choisi de prendre l’ensemble des opérations ayant fait l’objet d’un événement dans la période qui doit être sécurisée. Cela permet, pour les opérations </text:span><text:span text:style-name="T20">réalisées</text:span><text:span text:style-name="T4"> sur une longue période, d’avoir un enregistrement </text:span><text:span text:style-name="T8">complet de l’opération </text:span><text:span text:style-name="T20">jusqu’</text:span><text:span text:style-name="T8">à sa finalisation.</text:span></text:p>
      <text:p text:style-name="P34"/>
      <text:p text:style-name="P38"><text:span text:style-name="T4">L</text:span><text:span text:style-name="T8">e </text:span><text:span text:style-name="T4">fichier </text:span><text:span text:style-name="T21">correspondant à l</text:span><text:span text:style-name="T8">’extraction </text:span><text:span text:style-name="T21">du</text:span><text:span text:style-name="T8"> journal des opérations est construit de </text:span><text:span text:style-name="T4">ce fait </text:span><text:span text:style-name="T8">avec</text:span><text:span text:style-name="T4"> tous les éléments du journal des opérations du jour (à savoir toutes les opérations </text:span><text:span text:style-name="T21">dont </text:span><text:span text:style-name="T4">un </text:span><text:span text:style-name="T21">des</text:span><text:span text:style-name="T4"> évènements a eu lieu dans la journée), trié par date du dernier év</text:span><text:span text:style-name="T8">é</text:span><text:span text:style-name="T4">nement. </text:span><text:span text:style-name="T8">C</text:span><text:span text:style-name="T4">haque élément </text:span><text:span text:style-name="T8">est enregistré </text:span><text:span text:style-name="T21">au format</text:span><text:span text:style-name="T4"> JSON, </text:span><text:span text:style-name="T8">mais à plat sur une ligne (les sauts de ligne sont encodés).</text:span></text:p>
      <text:p text:style-name="P35"/>
      <text:p text:style-name="P33">Le fichier d’extraction est « operations.json »</text:p>
      <text:p text:style-name="P33"/>
      <text:p text:style-name="P93"><text:span text:style-name="T25">À</text:span><text:span text:style-name="T24"> noter </text:span><text:span text:style-name="T4">: </text:span><text:span text:style-name="T21">c</text:span><text:span text:style-name="T4">omme la sécurisation est aussi une opération, en général</text:span><text:span text:style-name="T4"><text:note text:id="ftn2" text:note-class="footnote"><text:note-citation>2</text:note-citation><text:note-body><text:p text:style-name="Footnote"><text:s/><text:span text:style-name="T39">Si d’autres opérations ont lieu en même temps il peut y avoir des événements concurrents qui s’intercalent...</text:span></text:p></text:note-body></text:note></text:span><text:span text:style-name="T4">, le fichier de sécurisation </text:span><text:soft-page-break/><text:span text:style-name="T4">du journal des opérations commence par une opération complète de sécurisation (la précédente) et fini</text:span><text:span text:style-name="T21">t</text:span><text:span text:style-name="T4"> par une opération de sécurisation non finalisée (celle en cour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justify" style:justify-single-word="false" fo:text-indent="1cm" style:auto-text-indent="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36pt" fo:font-style="normal" fo:text-shadow="none" style:text-underline-style="none" fo:font-weight="bold"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3" style:display-name="Plan 3" style:family="paragraph" style:parent-style-name="Plan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Plan_20_4" style:display-name="Plan 4" style:family="paragraph" style:parent-style-name="Plan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5" style:display-name="Plan 5" style:family="paragraph" style:parent-style-name="Plan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6" style:display-name="Plan 6" style:family="paragraph" style:parent-style-name="Plan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7" style:display-name="Plan 7" style:family="paragraph" style:parent-style-name="Plan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8" style:display-name="Plan 8" style:family="paragraph" style:parent-style-name="Plan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9" style:display-name="Plan 9" style:family="paragraph" style:parent-style-name="Plan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Objet_20_sans_20_remplissage_20_ni_20_ligne" style:display-name="Objet sans remplissage ni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 style:display-name="Appel de n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chives_5f_texte_5f_base" style:display-name="Archives_texte_base" style:family="paragraph" style:default-outline-level="">
      <style:paragraph-properties fo:margin-left="5.292cm" fo:margin-right="0cm" fo:margin-top="0cm" fo:margin-bottom="0cm" loext:contextual-spacing="false" fo:line-height="105%" fo:text-align="start" style:justify-single-word="false" fo:orphans="2" fo:widows="2" fo:text-indent="0cm" style:auto-text-indent="false" style:writing-mode="lr-tb">
        <style:tab-stops>
          <style:tab-stop style:position="6.174cm"/>
        </style:tab-stops>
      </style:paragraph-properties>
      <style:text-properties style:font-name="Georgia" fo:font-family="Georgia"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1"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Normal4" style:family="paragraph" style:default-outline-level="">
      <style:paragraph-properties fo:margin-left="1.568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4"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1.5pt" fo:font-style="italic" fo:font-weight="bold" style:font-name-asian="Tahoma1" style:font-family-asian="Tahoma" style:font-family-generic-asian="system" style:font-pitch-asian="variable" style:font-size-asian="11.5pt" style:font-style-asian="italic" style:font-weight-asian="bold" style:font-name-complex="Liberation Sans1" style:font-family-complex="'Liberation Sans'" style:font-family-generic-complex="system" style:font-pitch-complex="variable" style:font-size-complex="12pt"/>
    </style:style>
    <style:style style:name="bizHeading3"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bizHeading2"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2pt"/>
    </style:style>
    <style:style style:name="ModelerNormal" style:family="paragraph" style:default-outline-level="">
      <style:paragraph-properties fo:margin-top="0.374cm" fo:margin-bottom="0.374cm" loext:contextual-spacing="false"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2" style:display-name="Commentaire C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Lien_20_Internet" style:display-name="WW-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1" style:display-name="Commentaire Car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4" style:display-name="Appel de note de fin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6" style:display-name="Appel note de bas de p.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 style:display-name="Commentair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aramet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p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ppel_20_de_20_note_20_de_20_fin3" style:display-name="Appel de note de fin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5" style:display-name="Appel note de bas de p.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2" style:display-name="Appel note de bas de p.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_20_Spacing_20_Char" style:display-name="No Spacing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2" style:display-name="Appel de note de fin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3" style:display-name="Appel note de bas de p.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1" style:display-name="Appel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4" style:display-name="Appel note de bas de p.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1" style:display-name="Appel note de bas de p.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3" style:display-name="Police par défaut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4" style:display-name="Police par défaut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olice_20_par_20_défaut5" style:display-name="Police par défaut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6" style:display-name="Police par défaut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fo:color="#000000"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itation" style:family="paragraph" style:default-outline-level="">
      <style:paragraph-properties fo:margin-left="1.764cm" fo:margin-right="1.764cm" fo:margin-top="0cm" fo:margin-bottom="0.88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ec_20_-_20_Titre_20_du_20_document" style:display-name="Spec - Titre du document" style:family="paragraph" style:default-outline-level="">
      <style:paragraph-properties fo:margin-left="2.708cm" fo:margin-right="2.66cm" fo:margin-top="0.88cm" fo:margin-bottom="0.88cm" loext:contextual-spacing="false" fo:text-align="center" style:justify-single-word="false" fo:orphans="2" fo:widows="2" fo:text-indent="0cm" style:auto-text-indent="false" style:writing-mode="lr-tb"/>
      <style:text-properties fo:color="#000080" style:font-name="Trebuchet MS" fo:font-family="'Trebuchet MS'" style:font-family-generic="roman" style:font-pitch="variable" fo:font-size="12pt" fo:font-weight="bold" style:letter-kerning="true"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font-relief="engraved"/>
    </style:style>
    <style:style style:name="Spec_20_-_20_Titre_20_1_20_hors_20_table" style:display-name="Spec - Titre 1 hors table"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pec_20_-_20_Titre_20_1" style:display-name="Spec - Titre 1"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left="0cm" fo:margin-right="0cm" fo:margin-top="0.871cm" fo:margin-bottom="0cm" loext:contextual-spacing="false" fo:text-align="start" style:justify-single-word="false" fo:orphans="2" fo:widows="2" fo:text-indent="1.764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mmentaire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des_20_illustrations1" style:display-name="Table des illustrations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color="#000000" style:font-name="Mangal" fo:font-family="Mangal" style:font-family-generic="roman" style:font-pitch="variable" fo:font-size="10.5pt" style:letter-kerning="tru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éparateur" style:family="paragraph" style:default-outline-level="">
      <style:paragraph-properties fo:margin-top="0.746cm" fo:margin-bottom="0.746cm" loext:contextual-spacing="false" fo:text-align="center" style:justify-single-word="false" fo:orphans="2" fo:widows="2" style:writing-mode="lr-tb"/>
      <style:text-properties fo:color="#ffffff" style:font-name="Tahoma" fo:font-family="Tahoma" style:font-family-generic="roman" style:font-pitch="variable" fo:font-size="14pt" fo:font-weight="bold" style:letter-kerning="tru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Gill Sans MT" fo:font-family="'Gill Sans MT'"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égende2"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6"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7"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Citatio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1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e_20_non_20_proportionnel" style:display-name="Texte non proportionne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1" style:display-name="Standard_7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 style:display-name="Standard_6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 style:display-name="Standard_6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2" style:display-name="Standard_6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 style:display-name="Standard_6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 style:display-name="Standard_9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_5f_1" style:display-name="Standard_6_1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1" style:display-name="Titre1~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0%"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Gliederung_20_1" style:display-name="Titre1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Gliederung_20_2" style:display-name="Titre1_~LT~Gliederung 2" style:family="paragraph" style:parent-style-name="Titre1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7e_LT_7e_Gliederung_20_3" style:display-name="Titre1_~LT~Gliederung 3" style:family="paragraph" style:parent-style-name="Titre1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7e_LT_7e_Gliederung_20_4" style:display-name="Titre1_~LT~Gliederung 4" style:family="paragraph" style:parent-style-name="Titre1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5" style:display-name="Titre1_~LT~Gliederung 5" style:family="paragraph" style:parent-style-name="Titre1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6" style:display-name="Titre1_~LT~Gliederung 6" style:family="paragraph" style:parent-style-name="Titre1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7" style:display-name="Titre1_~LT~Gliederung 7" style:family="paragraph" style:parent-style-name="Titre1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8" style:display-name="Titre1_~LT~Gliederung 8" style:family="paragraph" style:parent-style-name="Titre1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9" style:display-name="Titre1_~LT~Gliederung 9" style:family="paragraph" style:parent-style-name="Titre1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Titel" style:display-name="Titre1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7e_LT_7e_Untertitel" style:display-name="Titre1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Notizen" style:display-name="Titre1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Hintergrundobjekte" style:display-name="Titre1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Hintergrund" style:display-name="Titre1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Gliederung_20_1" style:display-name="Title, Content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Gliederung_20_2" style:display-name="Title, Content___~LT~Gliederung 2" style:family="paragraph" style:parent-style-name="Title_2c__20_Content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3" style:display-name="Title, Content___~LT~Gliederung 3" style:family="paragraph" style:parent-style-name="Title_2c__20_Content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4" style:display-name="Title, Content___~LT~Gliederung 4" style:family="paragraph" style:parent-style-name="Title_2c__20_Content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5" style:display-name="Title, Content___~LT~Gliederung 5" style:family="paragraph" style:parent-style-name="Title_2c__20_Content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6" style:display-name="Title, Content___~LT~Gliederung 6" style:family="paragraph" style:parent-style-name="Title_2c__20_Content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7" style:display-name="Title, Content___~LT~Gliederung 7" style:family="paragraph" style:parent-style-name="Title_2c__20_Content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8" style:display-name="Title, Content___~LT~Gliederung 8" style:family="paragraph" style:parent-style-name="Title_2c__20_Content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9" style:display-name="Title, Content___~LT~Gliederung 9" style:family="paragraph" style:parent-style-name="Title_2c__20_Content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Titel" style:display-name="Title, Content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7e_LT_7e_Untertitel" style:display-name="Title,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Notizen" style:display-name="Title,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Hintergrundobjekte" style:display-name="Title, Content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Hintergrund" style:display-name="Title, Content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Gliederung_20_1" style:display-name="Title, Content_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Gliederung_20_2" style:display-name="Title, Content____~LT~Gliederung 2" style:family="paragraph" style:parent-style-name="Title_2c__20_Content_5f_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3" style:display-name="Title, Content____~LT~Gliederung 3" style:family="paragraph" style:parent-style-name="Title_2c__20_Content_5f_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4" style:display-name="Title, Content____~LT~Gliederung 4" style:family="paragraph" style:parent-style-name="Title_2c__20_Content_5f_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5" style:display-name="Title, Content____~LT~Gliederung 5" style:family="paragraph" style:parent-style-name="Title_2c__20_Content_5f_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6" style:display-name="Title, Content____~LT~Gliederung 6" style:family="paragraph" style:parent-style-name="Title_2c__20_Content_5f_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7" style:display-name="Title, Content____~LT~Gliederung 7" style:family="paragraph" style:parent-style-name="Title_2c__20_Content_5f_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8" style:display-name="Title, Content____~LT~Gliederung 8" style:family="paragraph" style:parent-style-name="Title_2c__20_Content_5f_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9" style:display-name="Title, Content____~LT~Gliederung 9" style:family="paragraph" style:parent-style-name="Title_2c__20_Content_5f_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Titel" style:display-name="Title, Content_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5f__7e_LT_7e_Untertitel" style:display-name="Title,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Notizen" style:display-name="Title,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Hintergrundobjekte" style:display-name="Title, Content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Hintergrund" style:display-name="Title, Content_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fo:keep-with-next="always"/>
      <style:text-properties fo:color="#000080" style:font-name="Liberation Serif1" fo:font-family="'Liberation Serif'" style:font-style-name="Gras" style:font-family-generic="roman"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Heading_20_2" style:display-name="Heading 2" style:family="paragraph" style:parent-style-name="Heading" style:class="text">
      <style:paragraph-properties fo:margin-left="0cm" fo:margin-right="0cm" fo:text-indent="1cm" style:auto-text-indent="false"/>
      <style:text-properties fo:color="#000080" style:font-name="Liberation Serif2" fo:font-family="'Liberation Serif'" style:font-style-name="Normal" style:font-family-generic="roman" style:font-pitch="variable"/>
    </style:style>
    <style:style style:name="Heading_20_3" style:display-name="Heading 3" style:family="paragraph" style:parent-style-name="Heading" style:class="text">
      <style:paragraph-properties fo:margin-left="0cm" fo:margin-right="0cm" fo:text-indent="0cm" style:auto-text-indent="false"/>
      <style:text-properties style:font-name="Liberation Serif3" fo:font-family="'Liberation Serif'" style:font-style-name="Italique" style:font-family-generic="roman" style:font-pitch="variable" fo:font-size="12pt" fo:font-style="italic"/>
    </style:style>
    <style:style style:name="Title" style:family="paragraph" style:parent-style-name="Heading" style:class="chapter"/>
    <style:style style:name="Quotations" style:family="paragraph" style:parent-style-name="Standard" style:class="html"/>
    <style:style style:name="ListLabel_20_9" style:display-name="ListLabel 9"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fo:color="#00000a"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pd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har_20_Char4" style:display-name="Char Char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s_20_Char" style:display-name="figures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Char" style:display-name="Guidanc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har_20_Char2" style:display-name="Char Ch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Indent_20_Char" style:display-name="Normal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bold" style:font-name-asian="Tahoma1" style:font-family-asian="Tahoma" style:font-family-generic-asian="system" style:font-pitch-asian="variable" style:font-size-asian="10pt" style:font-style-asian="italic" style:font-weight-asian="bold" style:font-name-complex="Liberation Sans1" style:font-family-complex="'Liberation Sans'" style:font-family-generic-complex="system"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Arial" fo:font-family="Arial"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_20_Char1" style:display-name="No Spacing Char1" style:family="paragraph" style:default-outline-level="">
      <style:paragraph-properties fo:text-align="start" style:justify-single-word="false" fo:orphans="2" fo:widows="2" style:writing-mode="lr-tb"/>
      <style:text-properties style:font-name="ＭＳ 明朝" fo:font-family="'ＭＳ 明朝'"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fo:color="#4f81bd" style:font-name="Lucida Sans Unicode" fo:font-family="'Lucida Sans Unicode'"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cument_20_Map" style:display-name="Document Map"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 style:display-name="HTML Preformatted"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BrödNyStk" style:family="paragraph" style:default-outline-level="">
      <style:paragraph-properties fo:margin-left="2.648cm" fo:margin-right="0cm" fo:margin-top="0cm" fo:margin-bottom="0.746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kompakt" style:display-name="Normal kompak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örstasidadokumenttyp" style:family="paragraph" style:default-outline-level="">
      <style:paragraph-properties fo:margin-top="0cm" fo:margin-bottom="0cm" loext:contextual-spacing="false" style:line-height-at-least="0.353cm" fo:text-align="end"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ildtext"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rmatmall_20_Normal_20_hängande_20__2b__20_Vänster_3a__20__20_0_20_cm" style:display-name="Formatmall Normal hängande + Vänster:  0 cm"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get_20_avstånd1" style:display-name="Inget avstånd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Sidhuvudrubrik"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igures" style:family="paragraph" style:default-outline-level="">
      <style:paragraph-properties fo:margin-top="0cm" fo:margin-bottom="0cm" loext:contextual-spacing="false" style:line-height-at-least="0.353cm" fo:text-align="center"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Bullet" style:display-name="Guidance Text Bullet" style:family="paragraph" style:default-outline-level="">
      <style:paragraph-properties fo:margin-left="1.111cm" fo:margin-right="0cm" fo:margin-top="0cm" fo:margin-bottom="0cm" loext:contextual-spacing="false" style:line-height-at-least="0.353cm" fo:text-align="start" style:justify-single-word="false" fo:orphans="2" fo:widows="2" fo:text-indent="-1.111cm" style:auto-text-indent="false"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 style:display-name="Guidanc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stycke1" style:family="paragraph" style:default-outline-level="">
      <style:paragraph-properties fo:margin-left="4.057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öptext" style:family="paragraph" style:default-outline-level="">
      <style:paragraph-properties fo:margin-left="5.04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edaktsioo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letter-kerning="true"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Kommentarer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nnotation_20_text" style:display-name="annotation tex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ubrik_20_14" style:display-name="Rubrik 14" style:family="paragraph" style:default-outline-level="">
      <style:paragraph-properties fo:margin-top="0.746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abellrubrik2"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abellrubrik"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ody_20_Text_20_2" style:display-name="Body Text 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rmatmall_20_efter_3a__20__20_3_20_pt" style:display-name="Formatmall efter:  3 p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bclista"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ock_20_Text" style:display-name="Block Text" style:family="paragraph" style:default-outline-level="">
      <style:paragraph-properties fo:margin-left="1.11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ed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dtextExtra" style:family="paragraph" style:default-outline-level="">
      <style:paragraph-properties fo:margin-top="0cm" fo:margin-bottom="0.623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abelledtex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ell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Bullet" style:display-name="List Bullet" style:family="paragraph" style:default-outline-level="">
      <style:paragraph-properties fo:margin-left="2.648cm" fo:margin-right="0cm" fo:margin-top="0cm" fo:margin-bottom="0cm" loext:contextual-spacing="false" style:line-height-at-least="0.353cm" fo:text-align="start" style:justify-single-word="false" fo:orphans="2" fo:widows="2" fo:text-indent="-2.648cm" style:auto-text-indent="false" style:writing-mode="lr-tb"/>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idhuvud_20_ledtext" style:display-name="Sidhuvud ledtext" style:family="paragraph" style:default-outline-level="">
      <style:paragraph-properties fo:margin-left="0.178cm" fo:margin-right="0cm" fo:margin-top="0.062cm" fo:margin-bottom="0cm" loext:contextual-spacing="false" style:line-height-at-least="0.353cm" fo:text-align="start" style:justify-single-word="false" fo:orphans="2" fo:widows="2" fo:text-indent="0cm" style:auto-text-indent="false" style:writing-mode="lr-tb">
        <style:tab-stops>
          <style:tab-stop style:position="15.171cm"/>
          <style:tab-stop style:position="30.164cm"/>
        </style:tab-stops>
      </style:paragraph-properties>
      <style:text-properties fo:color="#00000a"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Normal_20_Indent" style:display-name="Normal Inden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evision"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footnote_20_text" style:display-name="footnot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of_20_figures" style:display-name="table of figures" style:family="paragraph" style:default-outline-level="">
      <style:paragraph-properties fo:margin-top="0cm" fo:margin-bottom="0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623cm" loext:contextual-spacing="false" style:line-height-at-least="0.353cm" fo:text-align="center" style:justify-single-word="false" fo:orphans="2" fo:widows="2" style:writing-mode="lr-tb"/>
      <style:text-properties fo:color="#00000a" style:font-name="Lucida Sans Unicode" fo:font-family="'Lucida Sans Unicode'"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annotation_20_subject" style:display-name="annotation subjec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Standard_5f_3_5f_1" style:display-name="Standard_3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1" style:display-name="Standard_1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2" style:display-name="Standard_1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1" style:display-name="Standard_4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2" style:display-name="Standard_4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3" style:display-name="Standard_1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4" style:display-name="Standard_1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5" style:display-name="Standard_1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6" style:display-name="Standard_1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7" style:display-name="Standard_1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1" style:display-name="Title, Content~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Gliederung_20_1" style:display-name="Title, Content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Gliederung_20_2" style:display-name="Title, Content_~LT~Gliederung 2" style:family="paragraph" style:parent-style-name="Title_2c__20_Content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3" style:display-name="Title, Content_~LT~Gliederung 3" style:family="paragraph" style:parent-style-name="Title_2c__20_Content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4" style:display-name="Title, Content_~LT~Gliederung 4" style:family="paragraph" style:parent-style-name="Title_2c__20_Content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5" style:display-name="Title, Content_~LT~Gliederung 5" style:family="paragraph" style:parent-style-name="Title_2c__20_Content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6" style:display-name="Title, Content_~LT~Gliederung 6" style:family="paragraph" style:parent-style-name="Title_2c__20_Content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7" style:display-name="Title, Content_~LT~Gliederung 7" style:family="paragraph" style:parent-style-name="Title_2c__20_Content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8" style:display-name="Title, Content_~LT~Gliederung 8" style:family="paragraph" style:parent-style-name="Title_2c__20_Content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9" style:display-name="Title, Content_~LT~Gliederung 9" style:family="paragraph" style:parent-style-name="Title_2c__20_Content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Titel" style:display-name="Title, Content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7e_LT_7e_Untertitel" style:display-name="Title, Conten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Notizen" style:display-name="Title, Conten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Hintergrundobjekte" style:display-name="Title, Content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Hintergrund" style:display-name="Title, Content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Gliederung_20_1" style:display-name="Title, Content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Gliederung_20_2" style:display-name="Title, Content__~LT~Gliederung 2" style:family="paragraph" style:parent-style-name="Title_2c__20_Content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3" style:display-name="Title, Content__~LT~Gliederung 3" style:family="paragraph" style:parent-style-name="Title_2c__20_Content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4" style:display-name="Title, Content__~LT~Gliederung 4" style:family="paragraph" style:parent-style-name="Title_2c__20_Content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5" style:display-name="Title, Content__~LT~Gliederung 5" style:family="paragraph" style:parent-style-name="Title_2c__20_Content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6" style:display-name="Title, Content__~LT~Gliederung 6" style:family="paragraph" style:parent-style-name="Title_2c__20_Content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7" style:display-name="Title, Content__~LT~Gliederung 7" style:family="paragraph" style:parent-style-name="Title_2c__20_Content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8" style:display-name="Title, Content__~LT~Gliederung 8" style:family="paragraph" style:parent-style-name="Title_2c__20_Content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9" style:display-name="Title, Content__~LT~Gliederung 9" style:family="paragraph" style:parent-style-name="Title_2c__20_Content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Titel" style:display-name="Title, Content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7e_LT_7e_Untertitel" style:display-name="Title, Content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Notizen" style:display-name="Title, Content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Hintergrundobjekte" style:display-name="Title, Content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Hintergrund" style:display-name="Title, Content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Gliederung_20_1" style:display-name="Titre1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Gliederung_20_2" style:display-name="Titre1__~LT~Gliederung 2" style:family="paragraph" style:parent-style-name="Titre1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7e_LT_7e_Gliederung_20_3" style:display-name="Titre1__~LT~Gliederung 3" style:family="paragraph" style:parent-style-name="Titre1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7e_LT_7e_Gliederung_20_4" style:display-name="Titre1__~LT~Gliederung 4" style:family="paragraph" style:parent-style-name="Titre1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5" style:display-name="Titre1__~LT~Gliederung 5" style:family="paragraph" style:parent-style-name="Titre1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6" style:display-name="Titre1__~LT~Gliederung 6" style:family="paragraph" style:parent-style-name="Titre1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7" style:display-name="Titre1__~LT~Gliederung 7" style:family="paragraph" style:parent-style-name="Titre1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8" style:display-name="Titre1__~LT~Gliederung 8" style:family="paragraph" style:parent-style-name="Titre1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9" style:display-name="Titre1__~LT~Gliederung 9" style:family="paragraph" style:parent-style-name="Titre1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Titel" style:display-name="Titre1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7e_LT_7e_Untertitel" style:display-name="Titre1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Notizen" style:display-name="Titre1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Hintergrundobjekte" style:display-name="Titre1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Hintergrund" style:display-name="Titre1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Gliederung_20_1" style:display-name="Titre1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Gliederung_20_2" style:display-name="Titre1___~LT~Gliederung 2" style:family="paragraph" style:parent-style-name="Titre1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7e_LT_7e_Gliederung_20_3" style:display-name="Titre1___~LT~Gliederung 3" style:family="paragraph" style:parent-style-name="Titre1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7e_LT_7e_Gliederung_20_4" style:display-name="Titre1___~LT~Gliederung 4" style:family="paragraph" style:parent-style-name="Titre1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5" style:display-name="Titre1___~LT~Gliederung 5" style:family="paragraph" style:parent-style-name="Titre1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6" style:display-name="Titre1___~LT~Gliederung 6" style:family="paragraph" style:parent-style-name="Titre1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7" style:display-name="Titre1___~LT~Gliederung 7" style:family="paragraph" style:parent-style-name="Titre1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8" style:display-name="Titre1___~LT~Gliederung 8" style:family="paragraph" style:parent-style-name="Titre1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9" style:display-name="Titre1___~LT~Gliederung 9" style:family="paragraph" style:parent-style-name="Titre1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Titel" style:display-name="Titre1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7e_LT_7e_Untertitel" style:display-name="Titre1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Notizen" style:display-name="Titre1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Hintergrundobjekte" style:display-name="Titre1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Hintergrund" style:display-name="Titre1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Gliederung_20_1" style:display-name="Titre1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Gliederung_20_2" style:display-name="Titre1____~LT~Gliederung 2" style:family="paragraph" style:parent-style-name="Titre1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7e_LT_7e_Gliederung_20_3" style:display-name="Titre1____~LT~Gliederung 3" style:family="paragraph" style:parent-style-name="Titre1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7e_LT_7e_Gliederung_20_4" style:display-name="Titre1____~LT~Gliederung 4" style:family="paragraph" style:parent-style-name="Titre1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5" style:display-name="Titre1____~LT~Gliederung 5" style:family="paragraph" style:parent-style-name="Titre1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6" style:display-name="Titre1____~LT~Gliederung 6" style:family="paragraph" style:parent-style-name="Titre1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7" style:display-name="Titre1____~LT~Gliederung 7" style:family="paragraph" style:parent-style-name="Titre1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8" style:display-name="Titre1____~LT~Gliederung 8" style:family="paragraph" style:parent-style-name="Titre1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9" style:display-name="Titre1____~LT~Gliederung 9" style:family="paragraph" style:parent-style-name="Titre1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Titel" style:display-name="Titre1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7e_LT_7e_Untertitel" style:display-name="Titre1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Notizen" style:display-name="Titre1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Hintergrundobjekte" style:display-name="Titre1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Hintergrund" style:display-name="Titre1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Gliederung_20_1" style:display-name="Titre1_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Gliederung_20_2" style:display-name="Titre1_____~LT~Gliederung 2" style:family="paragraph" style:parent-style-name="Titre1_5f_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5f__7e_LT_7e_Gliederung_20_3" style:display-name="Titre1_____~LT~Gliederung 3" style:family="paragraph" style:parent-style-name="Titre1_5f_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5f__7e_LT_7e_Gliederung_20_4" style:display-name="Titre1_____~LT~Gliederung 4" style:family="paragraph" style:parent-style-name="Titre1_5f_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5" style:display-name="Titre1_____~LT~Gliederung 5" style:family="paragraph" style:parent-style-name="Titre1_5f_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6" style:display-name="Titre1_____~LT~Gliederung 6" style:family="paragraph" style:parent-style-name="Titre1_5f_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7" style:display-name="Titre1_____~LT~Gliederung 7" style:family="paragraph" style:parent-style-name="Titre1_5f_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8" style:display-name="Titre1_____~LT~Gliederung 8" style:family="paragraph" style:parent-style-name="Titre1_5f_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9" style:display-name="Titre1_____~LT~Gliederung 9" style:family="paragraph" style:parent-style-name="Titre1_5f_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Titel" style:display-name="Titre1_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5f__7e_LT_7e_Untertitel" style:display-name="Titre1_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Notizen" style:display-name="Titre1_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Hintergrundobjekte" style:display-name="Titre1_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Hintergrund" style:display-name="Titre1_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8" style:display-name="Standard_1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9" style:display-name="Standard_1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0" style:display-name="Standard_2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1" style:display-name="Standard_2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2" style:display-name="Standard_2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3"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ist1Level8"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7"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6"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5"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4"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3"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2"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1"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0"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sole" style:family="paragraph" style:default-outline-level="">
      <style:paragraph-properties fo:margin-left="2.115cm" fo:margin-right="0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des" style:family="paragraph" style:default-outline-level="">
      <style:paragraph-properties fo:margin-left="2.24cm" fo:margin-right="0cm" fo:margin-top="0cm" fo:margin-bottom="0cm" loext:contextual-spacing="false" style:line-height-at-least="0.353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Note_20_de_20_bas_20_de_20_page" style:display-name="Spec - Note de bas de page" style:family="paragraph" style:default-outline-level="">
      <style:paragraph-properties fo:margin-left="0cm" fo:margin-right="2.194cm" fo:text-align="start" style:justify-single-word="false" fo:orphans="2" fo:widows="2" fo:text-indent="0cm" style:auto-text-indent="false" style:writing-mode="lr-tb">
        <style:tab-stops>
          <style:tab-stop style:position="31.75cm"/>
        </style:tab-stops>
      </style:paragraph-properties>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En-tête" style:display-name="Spec - En-tête" style:family="paragraph" style:default-outline-level="">
      <style:paragraph-properties fo:margin-left="0cm" fo:margin-right="2.194cm" fo:text-align="start" style:justify-single-word="false" fo:orphans="2" fo:widows="2" fo:text-indent="0cm" style:auto-text-indent="false" style:writing-mode="lr-tb"/>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tandard_5f_8_5f_1" style:display-name="Standard_8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1" style:display-name="Standard_9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 style:display-name="Standard_9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 style:display-name="Standard_9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1" style:display-name="Standard_9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 style:display-name="Standard_9_1_2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 style:display-name="Standard_9_1_2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2" style:display-name="Standard_9_1_2_1_2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3" style:display-name="Standard_9_1_2_1_2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_5f_1" style:display-name="Standard_9_1_2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_5f_1_5f_1" style:display-name="Standard_3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 style:display-name="Standard_7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_5f_1" style:display-name="Standard_7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style style:name="Text_20_body_20_indent" style:display-name="Text body indent" style:family="paragraph" style:parent-style-name="Standard" style:default-outline-level="" style:class="text">
      <style:paragraph-properties fo:margin-left="0cm" fo:margin-right="0cm" fo:margin-top="0cm" fo:margin-bottom="0cm" loext:contextual-spacing="false" fo:text-indent="0.635cm" style:auto-text-indent="false"/>
    </style:style>
    <style:style style:name="Footnote" style:family="paragraph" style:parent-style-name="Standard" style:class="extra"/>
    <style:style style:name="Emphasis" style:family="text">
      <style:text-properties fo:font-style="italic" style:font-style-asian="italic" style:font-style-complex="italic"/>
    </style:style>
    <style:style style:name="Police_20_par_20_défaut1" style:display-name="Police par défaut1" style:family="text"/>
    <style:style style:name="Page_20_Number" style:display-name="Page Number" style:family="text" style:parent-style-name="Police_20_par_20_défaut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WW8Num79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79z1" style:family="text">
      <style:text-properties style:font-name="Courier New1" fo:font-family="'Courier New'" style:font-family-generic="modern" style:font-name-complex="Courier New1" style:font-family-complex="'Courier New'" style:font-family-generic-complex="modern"/>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6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136z1" style:family="text">
      <style:text-properties style:font-name="Courier New1" fo:font-family="'Courier New'" style:font-family-generic="modern" style:font-name-complex="Courier New1" style:font-family-complex="'Courier New'" style:font-family-generic-complex="modern"/>
    </style:style>
    <style:style style:name="WW8Num1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19z1" style:family="text">
      <style:text-properties fo:color="#000000" style:font-name="Courier New1" fo:font-family="'Courier New'" style:font-family-generic="modern" fo:font-size="8pt" fo:font-style="normal" fo:font-weight="normal" style:font-size-asian="8pt" style:font-style-asian="normal" style:font-weight-asian="normal" style:font-name-complex="Courier New1" style:font-family-complex="'Courier New'" style:font-family-generic-complex="modern" style:font-size-complex="8pt" style:font-style-complex="normal" style:font-weight-complex="normal"/>
    </style:style>
    <style:style style:name="WW8Num3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4" style:family="text">
      <style:text-properties style:font-name="Courier New1" fo:font-family="'Courier New'" style:font-family-generic="modern" style:font-name-complex="Courier New1" style:font-family-complex="'Courier New'" style:font-family-generic-complex="modern"/>
    </style:style>
    <style:style style:name="WW8Num320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20z1" style:family="text">
      <style:text-properties style:font-name="Courier New1" fo:font-family="'Courier New'" style:font-family-generic="modern" style:font-name-complex="Courier New1" style:font-family-complex="'Courier New'" style:font-family-generic-complex="modern"/>
    </style:style>
    <style:style style:name="WW8Num3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consecutive-numbering="true">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sion_20_2" style:display-name="Conversion 2" style:page-layout-name="Mpm2">
      <style:footer>
        <text:p text:style-name="MP2"><draw:frame draw:style-name="Mfr1" draw:name="Cadre2" text:anchor-type="char" svg:x="18.076cm" svg:y="0.002cm" svg:width="0.931cm" svg:height="0.464cm" draw:z-index="8"><draw:text-box><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ouard vasseur</meta:initial-creator>
    <meta:creation-date>2016-03-08T13:55:31.939000000</meta:creation-date>
    <dc:date>2016-11-28T12:14:48.888000000</dc:date>
    <meta:editing-duration>P2DT10H7M</meta:editing-duration>
    <meta:editing-cycles>523</meta:editing-cycles>
    <meta:generator>LibreOffice/5.1.5.2$Windows_x86 LibreOffice_project/7a864d8825610a8c07cfc3bc01dd4fce6a9447e5</meta:generator>
    <meta:printed-by>edouard vasseur</meta:printed-by>
    <meta:print-date>2016-11-15T13:50:36.758000000</meta:print-date>
    <meta:document-statistic meta:table-count="4" meta:image-count="1" meta:object-count="0" meta:page-count="7" meta:paragraph-count="107" meta:word-count="1592" meta:character-count="10032" meta:non-whitespace-character-count="8540"/>
  </office:meta>
</office:document-meta>
</file>